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Liberation Serif" officeooo:paragraph-rsid="000fe4de"/>
    </style:style>
    <style:style style:name="P6" style:family="paragraph" style:parent-style-name="Standard">
      <style:paragraph-properties fo:text-align="justify" style:justify-single-word="false"/>
      <style:text-properties officeooo:rsid="000fe4de" officeooo:paragraph-rsid="000fe4de"/>
    </style:style>
    <style:style style:name="P7" style:family="paragraph" style:parent-style-name="Standard">
      <style:paragraph-properties fo:text-align="justify" style:justify-single-word="false"/>
      <style:text-properties officeooo:rsid="000fe4de" officeooo:paragraph-rsid="00e5314c"/>
    </style:style>
    <style:style style:name="P8" style:family="paragraph" style:parent-style-name="Standard">
      <style:paragraph-properties fo:text-align="justify" style:justify-single-word="false"/>
      <style:text-properties officeooo:rsid="000fe4de" officeooo:paragraph-rsid="00ebc81a"/>
    </style:style>
    <style:style style:name="P9" style:family="paragraph" style:parent-style-name="Standard">
      <style:paragraph-properties fo:text-align="justify" style:justify-single-word="false"/>
      <style:text-properties officeooo:rsid="000fe4de" officeooo:paragraph-rsid="00ef49bf"/>
    </style:style>
    <style:style style:name="P10" style:family="paragraph" style:parent-style-name="Standard">
      <style:paragraph-properties fo:text-align="justify" style:justify-single-word="false"/>
      <style:text-properties officeooo:rsid="000fe4de" officeooo:paragraph-rsid="00f10807"/>
    </style:style>
    <style:style style:name="P11" style:family="paragraph" style:parent-style-name="Standard">
      <style:paragraph-properties fo:text-align="justify" style:justify-single-word="false"/>
      <style:text-properties officeooo:rsid="000fe4de" officeooo:paragraph-rsid="00f8ea59"/>
    </style:style>
    <style:style style:name="P12"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13" style:family="paragraph" style:parent-style-name="Standard">
      <style:paragraph-properties fo:text-align="justify" style:justify-single-word="false"/>
      <style:text-properties officeooo:rsid="0045a563" officeooo:paragraph-rsid="004cee09"/>
    </style:style>
    <style:style style:name="P14"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5" style:family="paragraph" style:parent-style-name="Standard" style:list-style-name="L2">
      <loext:graphic-properties draw:fill="none"/>
      <style:paragraph-properties fo:text-align="justify" style:justify-single-word="false" fo:background-color="transparent"/>
      <style:text-properties style:font-name="Liberation Serif" fo:font-size="10pt" fo:font-weight="normal" officeooo:rsid="009caff0" officeooo:paragraph-rsid="00a171f7" style:font-size-asian="10pt" style:font-weight-asian="normal" style:font-size-complex="10pt"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45fa9" style:font-size-asian="10pt" style:font-weight-asian="normal" style:font-size-complex="10pt" style:font-weight-complex="normal"/>
    </style:style>
    <style:style style:name="P17"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5314c" style:font-size-asian="10pt" style:font-weight-asian="normal" style:font-size-complex="10pt"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bc81a" style:font-size-asian="10pt" style:font-weight-asian="normal" style:font-size-complex="10pt"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c4fa6" style:font-size-asian="10pt" style:font-weight-asian="normal" style:font-size-complex="10pt"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f49bf" style:font-size-asian="10pt" style:font-weight-asian="normal" style:font-size-complex="10pt" style:font-weight-complex="normal"/>
    </style:style>
    <style:style style:name="P21"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10807" style:font-size-asian="10pt" style:font-weight-asian="normal" style:font-size-complex="10pt" style:font-weight-complex="normal"/>
    </style:style>
    <style:style style:name="P22"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8ea59" style:font-size-asian="10pt" style:font-weight-asian="normal" style:font-size-complex="10pt" style:font-weight-complex="normal"/>
    </style:style>
    <style:style style:name="P23" style:family="paragraph" style:parent-style-name="Standard" style:list-style-name="L2">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267ff" officeooo:paragraph-rsid="011267ff" style:font-size-asian="10pt" style:font-weight-asian="normal" style:font-size-complex="10pt" style:font-weight-complex="normal"/>
    </style:style>
    <style:style style:name="P24"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267ff" officeooo:paragraph-rsid="011267ff" style:font-size-asian="10pt" style:font-weight-asian="normal" style:font-size-complex="10pt" style:font-weight-complex="normal"/>
    </style:style>
    <style:style style:name="P25"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86986" officeooo:paragraph-rsid="011cdd4d" style:font-size-asian="10pt" style:font-weight-asian="normal" style:font-size-complex="10pt" style:font-weight-complex="normal"/>
    </style:style>
    <style:style style:name="P26"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7"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28"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9"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c80477" style:font-size-asian="14pt" style:font-size-complex="14pt"/>
    </style:style>
    <style:style style:name="P30"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31"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32" style:family="paragraph" style:parent-style-name="Standard">
      <loext:graphic-properties draw:fill="none"/>
      <style:paragraph-properties fo:text-align="justify" style:justify-single-word="false" fo:background-color="transparent"/>
      <style:text-properties style:font-name="Liberation Serif" fo:font-size="14pt" officeooo:rsid="00994d92" officeooo:paragraph-rsid="00994d92" style:font-size-asian="14pt" style:font-size-complex="14pt"/>
    </style:style>
    <style:style style:name="P3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34"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35"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b7afc5" style:font-size-asian="14pt" style:font-weight-asian="bold" style:font-size-complex="14pt" style:font-weight-complex="bold"/>
    </style:style>
    <style:style style:name="P36"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3c256" style:font-size-asian="14pt" style:font-weight-asian="bold" style:font-size-complex="14pt" style:font-weight-complex="bold"/>
    </style:style>
    <style:style style:name="P37"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80477" style:font-size-asian="14pt" style:font-weight-asian="bold" style:font-size-complex="14pt" style:font-weight-complex="bold"/>
    </style:style>
    <style:style style:name="P3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3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9c2e4b" style:font-size-asian="14pt" style:font-weight-asian="bold" style:font-size-complex="14pt" style:font-weight-complex="bold"/>
    </style:style>
    <style:style style:name="P4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a171f7" style:font-size-asian="14pt" style:font-weight-asian="bold" style:font-size-complex="14pt" style:font-weight-complex="bold"/>
    </style:style>
    <style:style style:name="P4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7e024" style:font-size-asian="14pt" style:font-weight-asian="bold" style:font-size-complex="14pt" style:font-weight-complex="bold"/>
    </style:style>
    <style:style style:name="P4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b2e58" style:font-size-asian="14pt" style:font-weight-asian="bold" style:font-size-complex="14pt" style:font-weight-complex="bold"/>
    </style:style>
    <style:style style:name="P4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103076d" style:font-size-asian="14pt" style:font-weight-asian="bold" style:font-size-complex="14pt" style:font-weight-complex="bold"/>
    </style:style>
    <style:style style:name="P44"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e3384c" officeooo:paragraph-rsid="00e3384c" style:font-size-asian="14pt" style:font-weight-asian="bold" style:font-size-complex="14pt" style:font-weight-complex="bold"/>
    </style:style>
    <style:style style:name="P45" style:family="paragraph" style:parent-style-name="Standard" style:list-style-name="L2">
      <style:paragraph-properties fo:text-align="justify" style:justify-single-word="false"/>
      <style:text-properties style:font-name="Liberation Serif" fo:font-size="14pt" fo:font-weight="bold" officeooo:rsid="0110aa19" officeooo:paragraph-rsid="0110aa19" style:font-size-asian="14pt" style:font-weight-asian="bold" style:font-size-complex="14pt" style:font-weight-complex="bold"/>
    </style:style>
    <style:style style:name="P46" style:family="paragraph" style:parent-style-name="Standard" style:list-style-name="L2">
      <style:paragraph-properties fo:text-align="justify" style:justify-single-word="false"/>
      <style:text-properties style:font-name="Liberation Serif" fo:font-size="14pt" fo:font-weight="bold" officeooo:rsid="0116829c" officeooo:paragraph-rsid="0116829c" style:font-size-asian="14pt" style:font-weight-asian="bold" style:font-size-complex="14pt" style:font-weight-complex="bold"/>
    </style:style>
    <style:style style:name="P47" style:family="paragraph" style:parent-style-name="Standard" style:list-style-name="L2">
      <style:paragraph-properties fo:text-align="justify" style:justify-single-word="false"/>
      <style:text-properties style:font-name="Liberation Serif" fo:font-size="14pt" fo:font-weight="bold" officeooo:rsid="01186986" officeooo:paragraph-rsid="01186986" style:font-size-asian="14pt" style:font-weight-asian="bold" style:font-size-complex="14pt" style:font-weight-complex="bold"/>
    </style:style>
    <style:style style:name="P48" style:family="paragraph" style:parent-style-name="Standard" style:list-style-name="L2">
      <style:paragraph-properties fo:text-align="justify" style:justify-single-word="false"/>
      <style:text-properties style:font-name="Liberation Serif" fo:font-size="14pt" fo:font-weight="bold" officeooo:rsid="01196a0b" officeooo:paragraph-rsid="01196a0b" style:font-size-asian="14pt" style:font-weight-asian="bold" style:font-size-complex="14pt" style:font-weight-complex="bold"/>
    </style:style>
    <style:style style:name="P49"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50"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51"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c811c3" style:font-size-asian="12pt" style:font-size-complex="12pt"/>
    </style:style>
    <style:style style:name="P52"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e3384c" style:font-size-asian="12pt" style:font-size-complex="12pt"/>
    </style:style>
    <style:style style:name="P53" style:family="paragraph" style:parent-style-name="Standard">
      <loext:graphic-properties draw:fill="none"/>
      <style:paragraph-properties fo:text-align="justify" style:justify-single-word="false" fo:background-color="transparent"/>
      <style:text-properties style:font-name="Liberation Serif" fo:font-size="12pt" officeooo:rsid="00c8b64b" officeooo:paragraph-rsid="00c8b64b" style:font-size-asian="12pt" style:font-size-complex="12pt"/>
    </style:style>
    <style:style style:name="P54" style:family="paragraph" style:parent-style-name="Standard">
      <loext:graphic-properties draw:fill="none"/>
      <style:paragraph-properties fo:text-align="justify" style:justify-single-word="false" fo:background-color="transparent"/>
      <style:text-properties style:font-name="Liberation Serif" fo:font-size="12pt" officeooo:rsid="00d3ddcf" officeooo:paragraph-rsid="00d3ddcf" style:font-size-asian="12pt" style:font-size-complex="12pt"/>
    </style:style>
    <style:style style:name="P55"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c7a9b9" officeooo:paragraph-rsid="00d9b738" style:font-size-asian="12pt" style:font-size-complex="12pt"/>
    </style:style>
    <style:style style:name="P56" style:family="paragraph" style:parent-style-name="Standard">
      <loext:graphic-properties draw:fill="none"/>
      <style:paragraph-properties fo:text-align="justify" style:justify-single-word="false" fo:background-color="transparent"/>
      <style:text-properties style:font-name="Liberation Serif" fo:font-size="12pt" officeooo:rsid="00e41f50" officeooo:paragraph-rsid="00e41f50" style:font-size-asian="12pt" style:font-size-complex="12pt"/>
    </style:style>
    <style:style style:name="P57"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4b4b1" style:font-size-asian="12pt" style:font-weight-asian="normal" style:font-size-complex="12pt" style:font-weight-complex="normal"/>
    </style:style>
    <style:style style:name="P58"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6319b" style:font-size-asian="12pt" style:font-weight-asian="normal" style:font-size-complex="12pt" style:font-weight-complex="normal"/>
    </style:style>
    <style:style style:name="P59"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6829c" style:font-size-asian="12pt" style:font-weight-asian="normal" style:font-size-complex="12pt" style:font-weight-complex="normal"/>
    </style:style>
    <style:style style:name="P60" style:family="paragraph" style:parent-style-name="Standard">
      <loext:graphic-properties draw:fill="none"/>
      <style:paragraph-properties fo:text-align="justify" style:justify-single-word="false" fo:background-color="transparent"/>
      <style:text-properties style:font-name="Liberation Serif" fo:font-size="13pt" fo:font-weight="bold" officeooo:rsid="00d82702" officeooo:paragraph-rsid="00db8bc5" style:font-size-asian="13pt" style:font-weight-asian="bold" style:font-size-complex="13pt" style:font-weight-complex="bold"/>
    </style:style>
    <style:style style:name="P61"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45fa9" style:font-size-asian="13pt" style:font-style-asian="italic" style:font-weight-asian="normal" style:font-size-complex="13pt" style:font-style-complex="italic" style:font-weight-complex="normal"/>
    </style:style>
    <style:style style:name="P62"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5314c" style:font-size-asian="13pt" style:font-style-asian="italic" style:font-weight-asian="normal" style:font-size-complex="13pt" style:font-style-complex="italic" style:font-weight-complex="normal"/>
    </style:style>
    <style:style style:name="P63"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bc81a" style:font-size-asian="13pt" style:font-style-asian="italic" style:font-weight-asian="normal" style:font-size-complex="13pt" style:font-style-complex="italic" style:font-weight-complex="normal"/>
    </style:style>
    <style:style style:name="P64"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b8bc5"/>
    </style:style>
    <style:style style:name="P65"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d0e53"/>
    </style:style>
    <style:style style:name="P66"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e3384c"/>
    </style:style>
    <style:style style:name="P67" style:family="paragraph" style:parent-style-name="Standard">
      <style:paragraph-properties fo:text-align="center" style:justify-single-word="false"/>
      <style:text-properties fo:font-weight="bold" officeooo:paragraph-rsid="001a0a27" style:font-weight-asian="bold" style:font-weight-complex="bold"/>
    </style:style>
    <style:style style:name="P68"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69"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70" style:family="paragraph" style:parent-style-name="Standard" style:list-style-name="L2">
      <style:paragraph-properties fo:text-align="justify" style:justify-single-word="false"/>
      <style:text-properties fo:font-size="13pt" fo:font-weight="bold" officeooo:rsid="00842ae6" officeooo:paragraph-rsid="00d9b738" style:font-size-asian="13pt" style:font-weight-asian="bold" style:font-size-complex="13pt" style:font-weight-complex="bold"/>
    </style:style>
    <style:style style:name="P71" style:family="paragraph" style:parent-style-name="Standard">
      <style:paragraph-properties fo:text-align="justify" style:justify-single-word="false"/>
      <style:text-properties officeooo:rsid="0018fc8b" officeooo:paragraph-rsid="0018fc8b"/>
    </style:style>
    <style:style style:name="P72" style:family="paragraph" style:parent-style-name="Standard">
      <style:paragraph-properties fo:text-align="justify" style:justify-single-word="false"/>
      <style:text-properties officeooo:paragraph-rsid="000fe4de"/>
    </style:style>
    <style:style style:name="P73" style:family="paragraph" style:parent-style-name="Standard" style:list-style-name="L2">
      <style:paragraph-properties fo:text-align="justify" style:justify-single-word="false"/>
      <style:text-properties officeooo:paragraph-rsid="004a10ea"/>
    </style:style>
    <style:style style:name="P74"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75"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76" style:family="paragraph" style:parent-style-name="Standard">
      <style:paragraph-properties fo:text-align="justify" style:justify-single-word="false"/>
      <style:text-properties officeooo:paragraph-rsid="00538218"/>
    </style:style>
    <style:style style:name="P77" style:family="paragraph" style:parent-style-name="Standard">
      <style:paragraph-properties fo:text-align="justify" style:justify-single-word="false"/>
      <style:text-properties officeooo:rsid="00e45fa9" officeooo:paragraph-rsid="00e45fa9"/>
    </style:style>
    <style:style style:name="P78" style:family="paragraph" style:parent-style-name="Standard">
      <style:paragraph-properties fo:text-align="justify" style:justify-single-word="false"/>
      <style:text-properties officeooo:rsid="00e45fa9" officeooo:paragraph-rsid="00f8ea59"/>
    </style:style>
    <style:style style:name="P79" style:family="paragraph" style:parent-style-name="Standard">
      <style:paragraph-properties fo:text-align="justify" style:justify-single-word="false"/>
      <style:text-properties officeooo:rsid="00e58620" officeooo:paragraph-rsid="00e58620"/>
    </style:style>
    <style:style style:name="P80" style:family="paragraph" style:parent-style-name="Standard">
      <style:paragraph-properties fo:text-align="justify" style:justify-single-word="false"/>
      <style:text-properties officeooo:rsid="00ec4fa6" officeooo:paragraph-rsid="00ec4fa6"/>
    </style:style>
    <style:style style:name="P81" style:family="paragraph" style:parent-style-name="Standard">
      <style:paragraph-properties fo:text-align="justify" style:justify-single-word="false"/>
      <style:text-properties officeooo:rsid="00ec4fa6" officeooo:paragraph-rsid="00ef49bf"/>
    </style:style>
    <style:style style:name="P82" style:family="paragraph" style:parent-style-name="Standard">
      <style:paragraph-properties fo:text-align="justify" style:justify-single-word="false"/>
      <style:text-properties officeooo:rsid="00ec4fa6" officeooo:paragraph-rsid="00f10807"/>
    </style:style>
    <style:style style:name="P83" style:family="paragraph" style:parent-style-name="Standard">
      <style:paragraph-properties fo:text-align="justify" style:justify-single-word="false"/>
      <style:text-properties officeooo:rsid="00ec4fa6" officeooo:paragraph-rsid="00f8ea59"/>
    </style:style>
    <style:style style:name="P84" style:family="paragraph" style:parent-style-name="Standard">
      <style:paragraph-properties fo:text-align="justify" style:justify-single-word="false"/>
      <style:text-properties officeooo:rsid="00f05353" officeooo:paragraph-rsid="00f05353"/>
    </style:style>
    <style:style style:name="P85" style:family="paragraph" style:parent-style-name="Standard">
      <style:paragraph-properties fo:text-align="justify" style:justify-single-word="false"/>
      <style:text-properties officeooo:rsid="00f05353" officeooo:paragraph-rsid="00f2da65"/>
    </style:style>
    <style:style style:name="P86" style:family="paragraph" style:parent-style-name="Standard">
      <style:paragraph-properties fo:text-align="justify" style:justify-single-word="false"/>
      <style:text-properties officeooo:rsid="00f2da65" officeooo:paragraph-rsid="00f2da65"/>
    </style:style>
    <style:style style:name="P87" style:family="paragraph" style:parent-style-name="Standard">
      <style:paragraph-properties fo:text-align="justify" style:justify-single-word="false"/>
      <style:text-properties officeooo:rsid="00faa907" officeooo:paragraph-rsid="0103076d"/>
    </style:style>
    <style:style style:name="P88" style:family="paragraph" style:parent-style-name="Standard">
      <style:paragraph-properties fo:text-align="justify" style:justify-single-word="false"/>
      <style:text-properties officeooo:rsid="0103076d" officeooo:paragraph-rsid="0103076d"/>
    </style:style>
    <style:style style:name="P89" style:family="paragraph" style:parent-style-name="Standard">
      <style:paragraph-properties fo:text-align="justify" style:justify-single-word="false"/>
      <style:text-properties officeooo:rsid="0109d479" officeooo:paragraph-rsid="0109d479"/>
    </style:style>
    <style:style style:name="P90" style:family="paragraph" style:parent-style-name="Standard">
      <style:paragraph-properties fo:text-align="justify" style:justify-single-word="false"/>
      <style:text-properties officeooo:rsid="010b7837" officeooo:paragraph-rsid="010b7837"/>
    </style:style>
    <style:style style:name="P91" style:family="paragraph" style:parent-style-name="Standard">
      <style:paragraph-properties fo:text-align="justify" style:justify-single-word="false"/>
      <style:text-properties officeooo:rsid="010bea9c" officeooo:paragraph-rsid="010bea9c"/>
    </style:style>
    <style:style style:name="P92" style:family="paragraph" style:parent-style-name="Standard">
      <style:paragraph-properties fo:text-align="justify" style:justify-single-word="false"/>
      <style:text-properties officeooo:rsid="010ca36b" officeooo:paragraph-rsid="010ca36b"/>
    </style:style>
    <style:style style:name="P93" style:family="paragraph" style:parent-style-name="Standard">
      <style:paragraph-properties fo:text-align="justify" style:justify-single-word="false"/>
      <style:text-properties officeooo:rsid="010ca36b" officeooo:paragraph-rsid="011267ff"/>
    </style:style>
    <style:style style:name="P94" style:family="paragraph" style:parent-style-name="Standard">
      <style:paragraph-properties fo:text-align="justify" style:justify-single-word="false"/>
      <style:text-properties officeooo:rsid="010ca36b" officeooo:paragraph-rsid="01186986"/>
    </style:style>
    <style:style style:name="P95" style:family="paragraph" style:parent-style-name="Standard">
      <style:paragraph-properties fo:text-align="justify" style:justify-single-word="false"/>
      <style:text-properties officeooo:rsid="010ca36b" officeooo:paragraph-rsid="01196a0b"/>
    </style:style>
    <style:style style:name="P96" style:family="paragraph" style:parent-style-name="Standard">
      <style:paragraph-properties fo:text-align="justify" style:justify-single-word="false"/>
      <style:text-properties officeooo:rsid="010d2c56" officeooo:paragraph-rsid="010d2c56"/>
    </style:style>
    <style:style style:name="P97" style:family="paragraph" style:parent-style-name="Standard">
      <style:paragraph-properties fo:text-align="justify" style:justify-single-word="false"/>
      <style:text-properties officeooo:rsid="010d2c56" officeooo:paragraph-rsid="010d5235"/>
    </style:style>
    <style:style style:name="P98" style:family="paragraph" style:parent-style-name="Standard" style:list-style-name="L2">
      <style:paragraph-properties fo:text-align="justify" style:justify-single-word="false"/>
      <style:text-properties officeooo:rsid="00842ae6" officeooo:paragraph-rsid="0110aa19"/>
    </style:style>
    <style:style style:name="P99" style:family="paragraph" style:parent-style-name="Standard" style:list-style-name="L2">
      <style:paragraph-properties fo:text-align="justify" style:justify-single-word="false"/>
      <style:text-properties officeooo:rsid="00842ae6" officeooo:paragraph-rsid="0116829c"/>
    </style:style>
    <style:style style:name="P100" style:family="paragraph" style:parent-style-name="Standard" style:list-style-name="L2">
      <style:paragraph-properties fo:text-align="justify" style:justify-single-word="false"/>
      <style:text-properties officeooo:rsid="00842ae6" officeooo:paragraph-rsid="01186986"/>
    </style:style>
    <style:style style:name="P101" style:family="paragraph" style:parent-style-name="Standard">
      <style:paragraph-properties fo:text-align="justify" style:justify-single-word="false"/>
      <style:text-properties officeooo:rsid="00842ae6" officeooo:paragraph-rsid="01196a0b"/>
    </style:style>
    <style:style style:name="P102" style:family="paragraph" style:parent-style-name="Standard">
      <style:paragraph-properties fo:text-align="justify" style:justify-single-word="false"/>
      <style:text-properties officeooo:rsid="0116829c" officeooo:paragraph-rsid="0116829c"/>
    </style:style>
    <style:style style:name="P103" style:family="paragraph" style:parent-style-name="Standard">
      <style:paragraph-properties fo:text-align="justify" style:justify-single-word="false"/>
      <style:text-properties officeooo:rsid="0116829c" officeooo:paragraph-rsid="01186986"/>
    </style:style>
    <style:style style:name="P104" style:family="paragraph" style:parent-style-name="Standard">
      <style:paragraph-properties fo:text-align="justify" style:justify-single-word="false"/>
      <style:text-properties officeooo:rsid="01186986" officeooo:paragraph-rsid="01186986"/>
    </style:style>
    <style:style style:name="P105" style:family="paragraph" style:parent-style-name="Standard">
      <style:paragraph-properties fo:text-align="justify" style:justify-single-word="false"/>
      <style:text-properties officeooo:rsid="011a9457" officeooo:paragraph-rsid="011a9457"/>
    </style:style>
    <style:style style:name="P106" style:family="paragraph" style:parent-style-name="Standard">
      <style:paragraph-properties fo:text-align="justify" style:justify-single-word="false"/>
      <style:text-properties officeooo:rsid="011cdd4d" officeooo:paragraph-rsid="011cdd4d"/>
    </style:style>
    <style:style style:name="P10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10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10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11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11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11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11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11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11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b7afc5" style:font-size-asian="12pt" style:font-size-complex="12pt"/>
    </style:style>
    <style:style style:name="P116"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117"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118"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119"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120"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121"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122" style:family="paragraph" style:parent-style-name="Standard" style:list-style-name="L2" style:master-page-name="">
      <loext:graphic-properties draw:fill="none"/>
      <style:paragraph-properties fo:text-align="justify" style:justify-single-word="false" style:page-number="auto" fo:background-color="transparent">
        <style:tab-stops>
          <style:tab-stop style:position="2.011cm"/>
        </style:tab-stops>
      </style:paragraph-properties>
      <style:text-properties style:font-name="Liberation Serif" fo:font-size="10pt" fo:font-weight="normal" officeooo:rsid="01118143" officeooo:paragraph-rsid="011267ff" style:font-size-asian="10pt" style:font-weight-asian="normal" style:font-size-complex="10pt" style:font-weight-complex="normal"/>
    </style:style>
    <style:style style:name="P123"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124"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125"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beration Serif" fo:font-size="10pt" fo:font-weight="normal" officeooo:rsid="009caff0" officeooo:paragraph-rsid="009caff0" style:font-size-asian="10pt" style:font-weight-asian="normal" style:font-size-complex="10pt" style:font-weight-complex="normal"/>
    </style:style>
    <style:style style:name="P126"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6829c" style:font-size-asian="10pt" style:font-weight-asian="normal" style:font-size-complex="10pt" style:font-weight-complex="normal"/>
    </style:style>
    <style:style style:name="P12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86986" style:font-size-asian="10pt" style:font-weight-asian="normal" style:font-size-complex="10pt" style:font-weight-complex="normal"/>
    </style:style>
    <style:style style:name="P128"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96a0b" style:font-size-asian="10pt" style:font-weight-asian="normal" style:font-size-complex="10pt" style:font-weight-complex="normal"/>
    </style:style>
    <style:style style:name="P129"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130"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31"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3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3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13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167c3c"/>
    </style:style>
    <style:style style:name="P1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1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1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1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1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1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1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1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1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1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1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146"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1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1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1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1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1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1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1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1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1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1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1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9bd08" officeooo:paragraph-rsid="0089bd08" style:font-size-asian="12pt" style:font-size-complex="12pt"/>
    </style:style>
    <style:style style:name="P1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71e71" officeooo:paragraph-rsid="00971e71" style:font-size-asian="12pt" style:font-size-complex="12pt"/>
    </style:style>
    <style:style style:name="P1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a7b80" officeooo:paragraph-rsid="009a7b80" style:font-size-asian="12pt" style:font-size-complex="12pt"/>
    </style:style>
    <style:style style:name="P16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42ae6" officeooo:paragraph-rsid="00842ae6" style:font-size-asian="12pt" style:font-size-complex="12pt"/>
    </style:style>
    <style:style style:name="P162"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6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6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54a7" officeooo:paragraph-rsid="009e54a7" style:font-size-asian="12pt" style:font-size-complex="12pt"/>
    </style:style>
    <style:style style:name="P16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8c6c" officeooo:paragraph-rsid="009e8c6c" style:font-size-asian="12pt" style:font-size-complex="12pt"/>
    </style:style>
    <style:style style:name="P16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9e8c6c" style:font-size-asian="12pt" style:font-size-complex="12pt"/>
    </style:style>
    <style:style style:name="P16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a4a9c6" style:font-size-asian="12pt" style:font-size-complex="12pt"/>
    </style:style>
    <style:style style:name="P168"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ab449d" officeooo:paragraph-rsid="00ab449d" style:font-size-asian="12pt" style:font-size-complex="12pt"/>
    </style:style>
    <style:style style:name="P1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19d15" style:font-size-asian="12pt" style:font-size-complex="12pt"/>
    </style:style>
    <style:style style:name="P1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7afc5" style:font-size-asian="12pt" style:font-size-complex="12pt"/>
    </style:style>
    <style:style style:name="P1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86171" officeooo:paragraph-rsid="00b19d15" style:font-size-asian="12pt" style:font-size-complex="12pt"/>
    </style:style>
    <style:style style:name="P1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a39c5" officeooo:paragraph-rsid="00ba39c5" style:font-size-asian="12pt" style:font-size-complex="12pt"/>
    </style:style>
    <style:style style:name="P1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ba02c" officeooo:paragraph-rsid="00bba02c" style:font-size-asian="12pt" style:font-size-complex="12pt"/>
    </style:style>
    <style:style style:name="P1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cbf0f" officeooo:paragraph-rsid="00bcbf0f" style:font-size-asian="12pt" style:font-size-complex="12pt"/>
    </style:style>
    <style:style style:name="P1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13c01" style:font-size-asian="12pt" style:font-size-complex="12pt"/>
    </style:style>
    <style:style style:name="P1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80477" style:font-size-asian="12pt" style:font-size-complex="12pt"/>
    </style:style>
    <style:style style:name="P1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7a9b9" officeooo:paragraph-rsid="00c7a9b9" style:font-size-asian="12pt" style:font-size-complex="12pt"/>
    </style:style>
    <style:style style:name="P1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13e6" officeooo:paragraph-rsid="00cc13e6" style:font-size-asian="12pt" style:font-size-complex="12pt"/>
    </style:style>
    <style:style style:name="P1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8931" officeooo:paragraph-rsid="00cc8931" style:font-size-asian="12pt" style:font-size-complex="12pt"/>
    </style:style>
    <style:style style:name="P1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fdaac" officeooo:paragraph-rsid="00cfdaac" style:font-size-asian="12pt" style:font-size-complex="12pt"/>
    </style:style>
    <style:style style:name="P1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1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cd436" officeooo:paragraph-rsid="008cd436" style:font-size-asian="12pt" style:font-style-asian="normal" style:font-size-complex="12pt" style:font-style-complex="normal"/>
    </style:style>
    <style:style style:name="P1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fe9b9" officeooo:paragraph-rsid="008fe9b9" style:font-size-asian="12pt" style:font-style-asian="normal" style:font-size-complex="12pt" style:font-style-complex="normal"/>
    </style:style>
    <style:style style:name="P1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1e595" officeooo:paragraph-rsid="0091e595" style:font-size-asian="12pt" style:font-style-asian="normal" style:font-size-complex="12pt" style:font-style-complex="normal"/>
    </style:style>
    <style:style style:name="P1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228fc" officeooo:paragraph-rsid="009228fc" style:font-size-asian="12pt" style:font-style-asian="normal" style:font-size-complex="12pt" style:font-style-complex="normal"/>
    </style:style>
    <style:style style:name="P1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7b4c" officeooo:paragraph-rsid="00947b4c" style:font-size-asian="12pt" style:font-style-asian="normal" style:font-size-complex="12pt" style:font-style-complex="normal"/>
    </style:style>
    <style:style style:name="P1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9c0b" officeooo:paragraph-rsid="00949c0b" style:font-size-asian="12pt" style:font-style-asian="normal" style:font-size-complex="12pt" style:font-style-complex="normal"/>
    </style:style>
    <style:style style:name="P1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officeooo:rsid="00d82702" officeooo:paragraph-rsid="00d82702"/>
    </style:style>
    <style:style style:name="P1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167c3c"/>
    </style:style>
    <style:style style:name="P19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19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19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19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19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19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19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9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19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19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20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20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20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203"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20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20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20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20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20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20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21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cc13e6" officeooo:paragraph-rsid="00e3384c" style:font-size-asian="12pt" style:font-size-complex="12pt"/>
    </style:style>
    <style:style style:name="P211"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212"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213"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214"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215" style:family="paragraph" style:parent-style-name="Standard" style:master-page-name="">
      <loext:graphic-properties draw:fill="none"/>
      <style:paragraph-properties fo:margin-left="1.799cm" fo:margin-right="0cm" fo:text-align="justify" style:justify-single-word="false" fo:text-indent="0cm" style:auto-text-indent="false" style:page-number="auto" fo:background-color="transparent"/>
      <style:text-properties style:font-name="Liberation Serif" fo:font-size="12pt" officeooo:rsid="00b19d15" officeooo:paragraph-rsid="00b7afc5" style:font-size-asian="12pt" style:font-size-complex="12pt"/>
    </style:style>
    <style:style style:name="P21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4pt" officeooo:rsid="0059871f" officeooo:paragraph-rsid="00c3c256" style:font-size-asian="14pt" style:font-size-complex="14pt"/>
    </style:style>
    <style:style style:name="P217"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fo:font-size="14pt" officeooo:rsid="0059871f" officeooo:paragraph-rsid="00c80477" style:font-size-asian="14pt" style:font-size-complex="14pt"/>
    </style:style>
    <style:style style:name="P218" style:family="paragraph" style:parent-style-name="Standard" style:master-page-name="">
      <loext:graphic-properties draw:fill="none"/>
      <style:paragraph-properties fo:margin-left="0cm" fo:margin-right="0cm" fo:text-align="justify" style:justify-single-word="false" fo:text-indent="1.199cm" style:auto-text-indent="false" style:page-number="auto" fo:background-color="transparent"/>
      <style:text-properties style:font-name="Liberation Serif" fo:font-size="12pt" officeooo:rsid="00d3ddcf" officeooo:paragraph-rsid="00d3ddcf" style:font-size-asian="12pt" style:font-size-complex="12pt"/>
    </style:style>
    <style:style style:name="P219" style:family="paragraph" style:parent-style-name="Standard">
      <loext:graphic-properties draw:fill="none"/>
      <style:paragraph-properties fo:margin-left="0cm" fo:margin-right="0cm" fo:text-align="justify" style:justify-single-word="false" fo:text-indent="1.199cm" style:auto-text-indent="false" fo:background-color="transparent"/>
      <style:text-properties style:font-name="Liberation Serif" fo:font-size="12pt" officeooo:rsid="00d3ddcf" officeooo:paragraph-rsid="00d3ddcf" style:font-size-asian="12pt" style:font-size-complex="12pt"/>
    </style:style>
    <style:style style:name="P220"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2pt" officeooo:rsid="00842ae6" officeooo:paragraph-rsid="00d9b738" style:font-size-asian="12pt" style:font-size-complex="12pt"/>
    </style:style>
    <style:style style:name="P221"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2e58" officeooo:paragraph-rsid="00db2e58" style:font-size-asian="10pt" style:font-weight-asian="normal" style:font-size-complex="10pt" style:font-weight-complex="normal"/>
    </style:style>
    <style:style style:name="P222"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0db8bc5" officeooo:paragraph-rsid="00db8bc5" style:font-size-asian="10pt" style:font-weight-asian="normal" style:font-size-complex="10pt" style:font-weight-complex="normal"/>
    </style:style>
    <style:style style:name="P22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8bc5" officeooo:paragraph-rsid="0103076d" style:font-size-asian="10pt" style:font-weight-asian="normal" style:font-size-complex="10pt" style:font-weight-complex="normal"/>
    </style:style>
    <style:style style:name="P224"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style:text-outline="false" style:text-line-through-style="none" style:text-line-through-type="none" fo:font-size="12pt" fo:font-style="normal" fo:text-shadow="none" style:text-underline-style="none" fo:font-weight="normal" officeooo:rsid="0125efc4" style:font-size-asian="12pt" style:font-style-asian="normal" style:font-weight-asian="normal" style:font-size-complex="12pt" style:text-emphasize="none"/>
    </style:style>
    <style:style style:name="T14" style:family="text">
      <style:text-properties officeooo:rsid="0015da27"/>
    </style:style>
    <style:style style:name="T15" style:family="text">
      <style:text-properties officeooo:rsid="0018fc8b"/>
    </style:style>
    <style:style style:name="T16" style:family="text">
      <style:text-properties officeooo:rsid="001d21a0"/>
    </style:style>
    <style:style style:name="T17" style:family="text">
      <style:text-properties fo:font-size="16pt" officeooo:rsid="0018fc8b" style:font-size-asian="16pt" style:font-size-complex="16pt"/>
    </style:style>
    <style:style style:name="T18" style:family="text">
      <style:text-properties fo:font-size="13pt" style:font-size-asian="13pt" style:font-size-complex="13pt"/>
    </style:style>
    <style:style style:name="T19" style:family="text">
      <style:text-properties fo:font-size="13pt" officeooo:rsid="0015da27" style:font-size-asian="13pt" style:font-size-complex="13pt"/>
    </style:style>
    <style:style style:name="T20"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3"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4"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3pt" fo:font-weight="bold" officeooo:rsid="010d2c56" style:font-size-asian="13pt" style:font-weight-asian="bold" style:font-size-complex="13pt" style:font-weight-complex="bold"/>
    </style:style>
    <style:style style:name="T27" style:family="text">
      <style:text-properties fo:font-size="12pt" officeooo:rsid="001f954f" style:font-size-asian="10.5pt" style:font-size-complex="12pt"/>
    </style:style>
    <style:style style:name="T28" style:family="text">
      <style:text-properties fo:font-size="12pt" officeooo:rsid="00209d62" style:font-size-asian="10.5pt" style:font-size-complex="12pt"/>
    </style:style>
    <style:style style:name="T29" style:family="text">
      <style:text-properties fo:font-size="12pt" officeooo:rsid="0020b5cd" style:font-size-asian="10.5pt" style:font-size-complex="12pt"/>
    </style:style>
    <style:style style:name="T30" style:family="text">
      <style:text-properties fo:font-size="12pt" officeooo:rsid="00223b98" style:font-size-asian="10.5pt" style:font-size-complex="12pt"/>
    </style:style>
    <style:style style:name="T31" style:family="text">
      <style:text-properties fo:font-size="12pt" officeooo:rsid="002625c7" style:font-size-asian="10.5pt" style:font-size-complex="12pt"/>
    </style:style>
    <style:style style:name="T32" style:family="text">
      <style:text-properties fo:font-size="12pt" style:font-size-asian="12pt" style:font-size-complex="12pt"/>
    </style:style>
    <style:style style:name="T33" style:family="text">
      <style:text-properties fo:font-size="12pt" officeooo:rsid="00995dc8" style:font-size-asian="12pt" style:font-size-complex="12pt"/>
    </style:style>
    <style:style style:name="T34" style:family="text">
      <style:text-properties fo:font-size="12pt" officeooo:rsid="009ad2dc" style:font-size-asian="12pt" style:font-size-complex="12pt"/>
    </style:style>
    <style:style style:name="T35" style:family="text">
      <style:text-properties fo:font-size="12pt" officeooo:rsid="00d87152" style:font-size-asian="12pt" style:font-size-complex="12pt"/>
    </style:style>
    <style:style style:name="T36" style:family="text">
      <style:text-properties fo:font-size="12pt" officeooo:rsid="00dcc222" style:font-size-asian="12pt" style:font-size-complex="12pt"/>
    </style:style>
    <style:style style:name="T37" style:family="text">
      <style:text-properties fo:font-size="12pt" officeooo:rsid="00dd0e53" style:font-size-asian="12pt" style:font-size-complex="12pt"/>
    </style:style>
    <style:style style:name="T38" style:family="text">
      <style:text-properties fo:font-size="12pt" officeooo:rsid="00dd3560" style:font-size-asian="12pt" style:font-size-complex="12pt"/>
    </style:style>
    <style:style style:name="T39" style:family="text">
      <style:text-properties fo:font-size="12pt" officeooo:rsid="00deaf9e" style:font-size-asian="12pt" style:font-size-complex="12pt"/>
    </style:style>
    <style:style style:name="T40" style:family="text">
      <style:text-properties fo:font-size="12pt" officeooo:rsid="00e09d32" style:font-size-asian="12pt" style:font-size-complex="12pt"/>
    </style:style>
    <style:style style:name="T41" style:family="text">
      <style:text-properties fo:font-size="12pt" officeooo:rsid="0141e145" style:font-size-asian="12pt" style:font-size-complex="12pt"/>
    </style:style>
    <style:style style:name="T42" style:family="text">
      <style:text-properties fo:font-size="12pt" officeooo:rsid="01444108" style:font-size-asian="12pt" style:font-size-complex="12pt"/>
    </style:style>
    <style:style style:name="T43" style:family="text">
      <style:text-properties style:font-name="Liberation Serif"/>
    </style:style>
    <style:style style:name="T44" style:family="text">
      <style:text-properties style:font-name="Liberation Serif" fo:font-size="10pt" officeooo:rsid="0039c093" style:font-size-asian="10pt" style:font-size-complex="10pt"/>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03ca758" style:font-size-asian="12pt" style:font-size-complex="12pt"/>
    </style:style>
    <style:style style:name="T47" style:family="text">
      <style:text-properties style:font-name="Liberation Serif" fo:font-size="12pt" officeooo:rsid="003e8859" style:font-size-asian="12pt" style:font-size-complex="12pt"/>
    </style:style>
    <style:style style:name="T48" style:family="text">
      <style:text-properties style:font-name="Liberation Serif" fo:font-size="12pt" officeooo:rsid="003f8daa" style:font-size-asian="12pt" style:font-size-complex="12pt"/>
    </style:style>
    <style:style style:name="T49" style:family="text">
      <style:text-properties style:font-name="Liberation Serif" fo:font-size="12pt" officeooo:rsid="00409a3e" style:font-size-asian="12pt" style:font-size-complex="12pt"/>
    </style:style>
    <style:style style:name="T50" style:family="text">
      <style:text-properties style:font-name="Liberation Serif" fo:font-size="12pt" officeooo:rsid="00458e2f" style:font-size-asian="12pt" style:font-size-complex="12pt"/>
    </style:style>
    <style:style style:name="T51" style:family="text">
      <style:text-properties style:font-name="Liberation Serif" fo:font-size="12pt" officeooo:rsid="003bb8ad" style:font-size-asian="12pt" style:font-size-complex="12pt"/>
    </style:style>
    <style:style style:name="T52" style:family="text">
      <style:text-properties style:font-name="Liberation Serif" fo:font-size="12pt" officeooo:rsid="004a10ea" style:font-size-asian="12pt" style:font-size-complex="12pt"/>
    </style:style>
    <style:style style:name="T53" style:family="text">
      <style:text-properties style:font-name="Liberation Serif" fo:font-size="12pt" officeooo:rsid="004eb746" style:font-size-asian="12pt" style:font-size-complex="12pt"/>
    </style:style>
    <style:style style:name="T54" style:family="text">
      <style:text-properties style:font-name="Liberation Serif" fo:font-size="12pt" officeooo:rsid="00508d78" style:font-size-asian="12pt" style:font-size-complex="12pt"/>
    </style:style>
    <style:style style:name="T55" style:family="text">
      <style:text-properties style:font-name="Liberation Serif" fo:font-size="12pt" officeooo:rsid="005cc392" style:font-size-asian="12pt" style:font-size-complex="12pt"/>
    </style:style>
    <style:style style:name="T56"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7" style:family="text">
      <style:text-properties style:font-name="Liberation Serif" fo:font-size="15pt" officeooo:rsid="000fe4de" style:font-size-asian="15pt" style:font-size-complex="15pt"/>
    </style:style>
    <style:style style:name="T58" style:family="text">
      <style:text-properties style:font-name="Liberation Serif" officeooo:rsid="000fe4de"/>
    </style:style>
    <style:style style:name="T59" style:family="text">
      <style:text-properties officeooo:rsid="00442061"/>
    </style:style>
    <style:style style:name="T60" style:family="text">
      <style:text-properties officeooo:rsid="0046f7c7"/>
    </style:style>
    <style:style style:name="T61" style:family="text">
      <style:text-properties officeooo:rsid="0047c676"/>
    </style:style>
    <style:style style:name="T62" style:family="text">
      <style:text-properties officeooo:rsid="0048c91b"/>
    </style:style>
    <style:style style:name="T63" style:family="text">
      <style:text-properties officeooo:rsid="004a10ea"/>
    </style:style>
    <style:style style:name="T64" style:family="text">
      <style:text-properties fo:font-size="10pt" style:font-size-asian="10pt" style:font-size-complex="10pt"/>
    </style:style>
    <style:style style:name="T65" style:family="text">
      <style:text-properties fo:font-size="10pt" officeooo:rsid="004db6ed" style:font-size-asian="10pt" style:font-size-complex="10pt"/>
    </style:style>
    <style:style style:name="T66" style:family="text">
      <style:text-properties fo:font-size="10pt" officeooo:rsid="00538218" style:font-size-asian="10pt" style:font-size-complex="10pt"/>
    </style:style>
    <style:style style:name="T67" style:family="text">
      <style:text-properties fo:font-size="10pt" officeooo:rsid="00655dfa" style:font-size-asian="10pt" style:font-size-complex="10pt"/>
    </style:style>
    <style:style style:name="T68" style:family="text">
      <style:text-properties fo:font-size="10pt" officeooo:rsid="0059871f" style:font-size-asian="10pt" style:font-size-complex="10pt"/>
    </style:style>
    <style:style style:name="T69" style:family="text">
      <style:text-properties fo:font-size="10pt" officeooo:rsid="00b86171" style:font-size-asian="10pt" style:font-size-complex="10pt"/>
    </style:style>
    <style:style style:name="T70" style:family="text">
      <style:text-properties fo:font-size="10pt" officeooo:rsid="0069f4dd" style:font-size-asian="10pt" style:font-size-complex="10pt"/>
    </style:style>
    <style:style style:name="T71" style:family="text">
      <style:text-properties fo:font-size="10pt" officeooo:rsid="00c8b64b" style:font-size-asian="10pt" style:font-size-complex="10pt"/>
    </style:style>
    <style:style style:name="T72" style:family="text">
      <style:text-properties fo:font-size="10pt" officeooo:rsid="00cfdaac" style:font-size-asian="10pt" style:font-size-complex="10pt"/>
    </style:style>
    <style:style style:name="T73" style:family="text">
      <style:text-properties fo:font-size="10pt" officeooo:rsid="010d5235" style:font-size-asian="10pt" style:font-size-complex="10pt"/>
    </style:style>
    <style:style style:name="T74" style:family="text">
      <style:text-properties fo:font-size="10pt" officeooo:rsid="010f10ca" style:font-size-asian="10pt" style:font-size-complex="10pt"/>
    </style:style>
    <style:style style:name="T75" style:family="text">
      <style:text-properties fo:font-size="10pt" officeooo:rsid="0118e591" style:font-size-asian="10pt" style:font-size-complex="10pt"/>
    </style:style>
    <style:style style:name="T76" style:family="text">
      <style:text-properties officeooo:rsid="004cee09"/>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officeooo:rsid="00538218"/>
    </style:style>
    <style:style style:name="T79" style:family="text">
      <style:text-properties style:font-name="Liberation Serif" fo:font-size="14pt" officeooo:rsid="0059871f" style:font-size-asian="14pt" style:font-size-complex="14pt"/>
    </style:style>
    <style:style style:name="T80" style:family="text">
      <style:text-properties style:font-name="Liberation Serif" fo:font-size="14pt" fo:font-weight="bold" officeooo:rsid="009c2e4b" style:font-size-asian="14pt" style:font-weight-asian="bold" style:font-size-complex="14pt" style:font-weight-complex="bold"/>
    </style:style>
    <style:style style:name="T81" style:family="text">
      <style:text-properties style:font-name="Liberation Serif" fo:font-size="10pt" officeooo:rsid="0059871f" style:font-size-asian="10pt" style:font-size-complex="10pt"/>
    </style:style>
    <style:style style:name="T82" style:family="text">
      <style:text-properties style:font-name="Liberation Serif" fo:font-size="10pt" officeooo:rsid="005cc392" style:font-size-asian="10pt" style:font-size-complex="10pt"/>
    </style:style>
    <style:style style:name="T83" style:family="text">
      <style:text-properties style:font-name="Liberation Serif" fo:font-size="12pt" officeooo:rsid="00538218" style:font-size-asian="12pt" style:font-size-complex="12pt"/>
    </style:style>
    <style:style style:name="T84" style:family="text">
      <style:text-properties style:font-name="Liberation Serif" fo:font-size="12pt" officeooo:rsid="00c13c01" style:font-size-asian="12pt" style:font-size-complex="12pt"/>
    </style:style>
    <style:style style:name="T85" style:family="text">
      <style:text-properties style:font-name="Liberation Serif" fo:font-size="12pt" officeooo:rsid="00cfdaac" style:font-size-asian="12pt" style:font-size-complex="12pt"/>
    </style:style>
    <style:style style:name="T86" style:family="text">
      <style:text-properties style:font-name="Liberation Serif" fo:font-size="12pt" officeooo:rsid="00d3ddcf" style:font-size-asian="12pt" style:font-size-complex="12pt"/>
    </style:style>
    <style:style style:name="T87" style:family="text">
      <style:text-properties style:font-name="Liberation Serif" fo:font-size="12pt" officeooo:rsid="00c7a9b9" style:font-size-asian="12pt" style:font-size-complex="12pt"/>
    </style:style>
    <style:style style:name="T88" style:family="text">
      <style:text-properties style:font-name="Liberation Serif" fo:font-size="12pt" fo:font-weight="normal" officeooo:rsid="0114b4b1" style:font-size-asian="12pt" style:font-weight-asian="normal" style:font-size-complex="12pt" style:font-weight-complex="normal"/>
    </style:style>
    <style:style style:name="T89" style:family="text">
      <style:text-properties style:font-name="Liberation Serif" fo:font-size="13pt" fo:font-style="italic" style:text-underline-style="solid" style:text-underline-width="auto" style:text-underline-color="font-color" fo:font-weight="normal" officeooo:rsid="00e45fa9" style:font-size-asian="13pt" style:font-style-asian="italic" style:font-weight-asian="normal" style:font-size-complex="13pt" style:font-style-complex="italic" style:font-weight-complex="normal"/>
    </style:style>
    <style:style style:name="T90" style:family="text">
      <style:text-properties style:font-name="Liberation Serif" fo:font-size="13pt" fo:font-style="italic" style:text-underline-style="solid" style:text-underline-width="auto" style:text-underline-color="font-color" fo:font-weight="normal" officeooo:rsid="00ef49bf" style:font-size-asian="13pt" style:font-style-asian="italic" style:font-weight-asian="normal" style:font-size-complex="13pt" style:font-style-complex="italic" style:font-weight-complex="normal"/>
    </style:style>
    <style:style style:name="T91" style:family="text">
      <style:text-properties style:font-name="Liberation Serif" fo:font-size="13pt" fo:font-style="italic" style:text-underline-style="solid" style:text-underline-width="auto" style:text-underline-color="font-color" fo:font-weight="normal" officeooo:rsid="00f10807" style:font-size-asian="13pt" style:font-style-asian="italic" style:font-weight-asian="normal" style:font-size-complex="13pt" style:font-style-complex="italic" style:font-weight-complex="normal"/>
    </style:style>
    <style:style style:name="T92" style:family="text">
      <style:text-properties style:font-name="Liberation Serif" fo:font-size="13pt" fo:font-style="italic" style:text-underline-style="solid" style:text-underline-width="auto" style:text-underline-color="font-color" fo:font-weight="normal" officeooo:rsid="00f8ea59" style:font-size-asian="13pt" style:font-style-asian="italic" style:font-weight-asian="normal" style:font-size-complex="13pt" style:font-style-complex="italic" style:font-weight-complex="normal"/>
    </style:style>
    <style:style style:name="T93" style:family="text">
      <style:text-properties officeooo:rsid="00543fc8"/>
    </style:style>
    <style:style style:name="T94" style:family="text">
      <style:text-properties officeooo:rsid="00556b94"/>
    </style:style>
    <style:style style:name="T95" style:family="text">
      <style:text-properties officeooo:rsid="0056f0dd"/>
    </style:style>
    <style:style style:name="T96" style:family="text">
      <style:text-properties officeooo:rsid="0059871f"/>
    </style:style>
    <style:style style:name="T97" style:family="text">
      <style:text-properties officeooo:rsid="005da8b4"/>
    </style:style>
    <style:style style:name="T98" style:family="text">
      <style:text-properties officeooo:rsid="005f3dfc"/>
    </style:style>
    <style:style style:name="T99" style:family="text">
      <style:text-properties officeooo:rsid="0060d630"/>
    </style:style>
    <style:style style:name="T100" style:family="text">
      <style:text-properties officeooo:rsid="0061df84"/>
    </style:style>
    <style:style style:name="T101" style:family="text">
      <style:text-properties officeooo:rsid="00636c79"/>
    </style:style>
    <style:style style:name="T102" style:family="text">
      <style:text-properties officeooo:rsid="0063c640"/>
    </style:style>
    <style:style style:name="T103" style:family="text">
      <style:text-properties fo:font-weight="bold" style:font-weight-asian="bold" style:font-weight-complex="bold"/>
    </style:style>
    <style:style style:name="T104" style:family="text">
      <style:text-properties fo:font-weight="bold" officeooo:rsid="0063c640" style:font-weight-asian="bold" style:font-weight-complex="bold"/>
    </style:style>
    <style:style style:name="T105" style:family="text">
      <style:text-properties officeooo:rsid="00651866"/>
    </style:style>
    <style:style style:name="T106" style:family="text">
      <style:text-properties officeooo:rsid="00671ce2"/>
    </style:style>
    <style:style style:name="T107" style:family="text">
      <style:text-properties officeooo:rsid="006814fc"/>
    </style:style>
    <style:style style:name="T108" style:family="text">
      <style:text-properties officeooo:rsid="006e63d8"/>
    </style:style>
    <style:style style:name="T109" style:family="text">
      <style:text-properties officeooo:rsid="0070218c"/>
    </style:style>
    <style:style style:name="T110" style:family="text">
      <style:text-properties officeooo:rsid="007b9b7f"/>
    </style:style>
    <style:style style:name="T111" style:family="text">
      <style:text-properties style:text-underline-style="none"/>
    </style:style>
    <style:style style:name="T112" style:family="text">
      <style:text-properties style:text-underline-style="none" officeooo:rsid="007b9b7f"/>
    </style:style>
    <style:style style:name="T113" style:family="text">
      <style:text-properties officeooo:rsid="007c86b6"/>
    </style:style>
    <style:style style:name="T114" style:family="text">
      <style:text-properties officeooo:rsid="007f017b"/>
    </style:style>
    <style:style style:name="T115" style:family="text">
      <style:text-properties officeooo:rsid="0080cef2"/>
    </style:style>
    <style:style style:name="T116" style:family="text">
      <style:text-properties officeooo:rsid="008728c6"/>
    </style:style>
    <style:style style:name="T117" style:family="text">
      <style:text-properties officeooo:rsid="008ae33a"/>
    </style:style>
    <style:style style:name="T118" style:family="text">
      <style:text-properties officeooo:rsid="008e7b24"/>
    </style:style>
    <style:style style:name="T119" style:family="text">
      <style:text-properties officeooo:rsid="00900ff7"/>
    </style:style>
    <style:style style:name="T120" style:family="text">
      <style:text-properties officeooo:rsid="0091d706"/>
    </style:style>
    <style:style style:name="T121" style:family="text">
      <style:text-properties officeooo:rsid="0091e595"/>
    </style:style>
    <style:style style:name="T122" style:family="text">
      <style:text-properties officeooo:rsid="00949c0b"/>
    </style:style>
    <style:style style:name="T123" style:family="text">
      <style:text-properties officeooo:rsid="00975b61"/>
    </style:style>
    <style:style style:name="T124" style:family="text">
      <style:text-properties officeooo:rsid="009a7b80"/>
    </style:style>
    <style:style style:name="T125" style:family="text">
      <style:text-properties officeooo:rsid="009ad2dc"/>
    </style:style>
    <style:style style:name="T126" style:family="text">
      <style:text-properties officeooo:rsid="009d9f8c"/>
    </style:style>
    <style:style style:name="T127" style:family="text">
      <style:text-properties officeooo:rsid="009ea8eb"/>
    </style:style>
    <style:style style:name="T128" style:family="text">
      <style:text-properties officeooo:rsid="009f7c44"/>
    </style:style>
    <style:style style:name="T129" style:family="text">
      <style:text-properties officeooo:rsid="00a171f7"/>
    </style:style>
    <style:style style:name="T130" style:family="text">
      <style:text-properties officeooo:rsid="00a33245"/>
    </style:style>
    <style:style style:name="T131" style:family="text">
      <style:text-properties officeooo:rsid="00a4a9c6"/>
    </style:style>
    <style:style style:name="T132" style:family="text">
      <style:text-properties officeooo:rsid="00a68a98"/>
    </style:style>
    <style:style style:name="T133" style:family="text">
      <style:text-properties officeooo:rsid="00a803c6"/>
    </style:style>
    <style:style style:name="T134" style:family="text">
      <style:text-properties officeooo:rsid="00a8169e"/>
    </style:style>
    <style:style style:name="T135" style:family="text">
      <style:text-properties officeooo:rsid="00abfc69"/>
    </style:style>
    <style:style style:name="T136" style:family="text">
      <style:text-properties officeooo:rsid="00ae989e"/>
    </style:style>
    <style:style style:name="T137" style:family="text">
      <style:text-properties officeooo:rsid="00b19d15"/>
    </style:style>
    <style:style style:name="T138" style:family="text">
      <style:text-properties officeooo:rsid="00b1e97b"/>
    </style:style>
    <style:style style:name="T139" style:family="text">
      <style:text-properties officeooo:rsid="00b20d6c"/>
    </style:style>
    <style:style style:name="T140" style:family="text">
      <style:text-properties officeooo:rsid="00b33aa8"/>
    </style:style>
    <style:style style:name="T141" style:family="text">
      <style:text-properties officeooo:rsid="00b506a8"/>
    </style:style>
    <style:style style:name="T142" style:family="text">
      <style:text-properties officeooo:rsid="00b7afc5"/>
    </style:style>
    <style:style style:name="T143" style:family="text">
      <style:text-properties officeooo:rsid="00bba02c"/>
    </style:style>
    <style:style style:name="T144" style:family="text">
      <style:text-properties officeooo:rsid="00c003d5"/>
    </style:style>
    <style:style style:name="T145" style:family="text">
      <style:text-properties officeooo:rsid="00c14f10"/>
    </style:style>
    <style:style style:name="T146" style:family="text">
      <style:text-properties officeooo:rsid="00c35368"/>
    </style:style>
    <style:style style:name="T147" style:family="text">
      <style:text-properties officeooo:rsid="00c48066"/>
    </style:style>
    <style:style style:name="T148" style:family="text">
      <style:text-properties officeooo:rsid="00c7b8ba"/>
    </style:style>
    <style:style style:name="T149" style:family="text">
      <style:text-properties officeooo:rsid="00c80477"/>
    </style:style>
    <style:style style:name="T150" style:family="text">
      <style:text-properties officeooo:rsid="00c8b64b"/>
    </style:style>
    <style:style style:name="T151" style:family="text">
      <style:text-properties officeooo:rsid="00c97b86"/>
    </style:style>
    <style:style style:name="T152" style:family="text">
      <style:text-properties officeooo:rsid="00ce45e0"/>
    </style:style>
    <style:style style:name="T153" style:family="text">
      <style:text-properties officeooo:rsid="00cfdaac"/>
    </style:style>
    <style:style style:name="T154" style:family="text">
      <style:text-properties officeooo:rsid="00d17c20"/>
    </style:style>
    <style:style style:name="T155" style:family="text">
      <style:text-properties officeooo:rsid="00d40e16"/>
    </style:style>
    <style:style style:name="T156" style:family="text">
      <style:text-properties officeooo:rsid="00d6f059"/>
    </style:style>
    <style:style style:name="T157" style:family="text">
      <style:text-properties officeooo:rsid="00db2e58"/>
    </style:style>
    <style:style style:name="T158" style:family="text">
      <style:text-properties officeooo:rsid="00db8bc5"/>
    </style:style>
    <style:style style:name="T159" style:family="text">
      <style:text-properties officeooo:rsid="00e5314c"/>
    </style:style>
    <style:style style:name="T160" style:family="text">
      <style:text-properties officeooo:rsid="00e6cd17"/>
    </style:style>
    <style:style style:name="T161" style:family="text">
      <style:text-properties officeooo:rsid="00e7187e"/>
    </style:style>
    <style:style style:name="T162" style:family="text">
      <style:text-properties officeooo:rsid="00e86ced"/>
    </style:style>
    <style:style style:name="T163" style:family="text">
      <style:text-properties officeooo:rsid="00e9ddb2"/>
    </style:style>
    <style:style style:name="T164" style:family="text">
      <style:text-properties officeooo:rsid="00ebc81a"/>
    </style:style>
    <style:style style:name="T165" style:family="text">
      <style:text-properties officeooo:rsid="00ec4fa6"/>
    </style:style>
    <style:style style:name="T166" style:family="text">
      <style:text-properties officeooo:rsid="00ecf452"/>
    </style:style>
    <style:style style:name="T167" style:family="text">
      <style:text-properties officeooo:rsid="00ef49bf"/>
    </style:style>
    <style:style style:name="T168" style:family="text">
      <style:text-properties officeooo:rsid="00f0f670"/>
    </style:style>
    <style:style style:name="T169" style:family="text">
      <style:text-properties officeooo:rsid="00f2b847"/>
    </style:style>
    <style:style style:name="T170" style:family="text">
      <style:text-properties officeooo:rsid="00f3ee6c"/>
    </style:style>
    <style:style style:name="T171" style:family="text">
      <style:text-properties officeooo:rsid="00f55632"/>
    </style:style>
    <style:style style:name="T172" style:family="text">
      <style:text-properties officeooo:rsid="00f72632"/>
    </style:style>
    <style:style style:name="T173" style:family="text">
      <style:text-properties officeooo:rsid="00fd52a6"/>
    </style:style>
    <style:style style:name="T174" style:family="text">
      <style:text-properties officeooo:rsid="0100f1d3"/>
    </style:style>
    <style:style style:name="T175" style:family="text">
      <style:text-properties officeooo:rsid="0104b992"/>
    </style:style>
    <style:style style:name="T176" style:family="text">
      <style:text-properties officeooo:rsid="010b7837"/>
    </style:style>
    <style:style style:name="T177" style:family="text">
      <style:text-properties officeooo:rsid="010d2c56"/>
    </style:style>
    <style:style style:name="T178" style:family="text">
      <style:text-properties officeooo:rsid="010d5235"/>
    </style:style>
    <style:style style:name="T179" style:family="text">
      <style:text-properties officeooo:rsid="010e9993"/>
    </style:style>
    <style:style style:name="T180" style:family="text">
      <style:text-properties officeooo:rsid="010f161f"/>
    </style:style>
    <style:style style:name="T181" style:family="text">
      <style:text-properties officeooo:rsid="010f7e0e"/>
    </style:style>
    <style:style style:name="T182" style:family="text">
      <style:text-properties officeooo:rsid="0116319b"/>
    </style:style>
    <style:style style:name="T183" style:family="text">
      <style:text-properties officeooo:rsid="0116829c"/>
    </style:style>
    <style:style style:name="T184" style:family="text">
      <style:text-properties officeooo:rsid="01186986"/>
    </style:style>
    <style:style style:name="T185" style:family="text">
      <style:text-properties officeooo:rsid="0118e591"/>
    </style:style>
    <style:style style:name="T186" style:family="text">
      <style:text-properties officeooo:rsid="011a9457"/>
    </style:style>
    <style:style style:name="T187" style:family="text">
      <style:text-properties officeooo:rsid="0120d5db"/>
    </style:style>
    <style:style style:name="T188" style:family="text">
      <style:text-properties officeooo:rsid="01226559"/>
    </style:style>
    <style:style style:name="T189" style:family="text">
      <style:text-properties officeooo:rsid="01241d2f"/>
    </style:style>
    <style:style style:name="T190" style:family="text">
      <style:text-properties officeooo:rsid="0127be4a"/>
    </style:style>
    <style:style style:name="T191" style:family="text">
      <style:text-properties officeooo:rsid="0129f34d"/>
    </style:style>
    <style:style style:name="T192" style:family="text">
      <style:text-properties officeooo:rsid="012b0f58"/>
    </style:style>
    <style:style style:name="T193" style:family="text">
      <style:text-properties officeooo:rsid="012f30e0"/>
    </style:style>
    <style:style style:name="T194" style:family="text">
      <style:text-properties officeooo:rsid="012f6312"/>
    </style:style>
    <style:style style:name="T195" style:family="text">
      <style:text-properties officeooo:rsid="01334723"/>
    </style:style>
    <style:style style:name="T196" style:family="text">
      <style:text-properties officeooo:rsid="01369ff6"/>
    </style:style>
    <style:style style:name="T197" style:family="text">
      <style:text-properties officeooo:rsid="0136e8d4"/>
    </style:style>
    <style:style style:name="T198" style:family="text">
      <style:text-properties officeooo:rsid="0139e041"/>
    </style:style>
    <style:style style:name="T199" style:family="text">
      <style:text-properties officeooo:rsid="013b262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7"><text:span text:style-name="T17">Etudes bibliographique de la présentation</text:span><text:span text:style-name="T15"> </text:span></text:p>
      <text:p text:style-name="P67"><text:span text:style-name="T17">« Déploiement d’application réparties avec Docker »</text:span><text:span text:style-name="T15"> </text:span></text:p>
      <text:p text:style-name="P72"/>
      <text:p text:style-name="P71">Cette étude bibliographique fait suite à la présentation « Déploiement d’application réparties avec Docker » présentée pour le module CNAM SMB215.</text:p>
      <text:p text:style-name="P71">Elle reprend chaque partie constituant la présentation pour en détailler les sources bibliographique<text:span text:style-name="T16">s. Il s’agit d’une étude destinée aux lecteurs ayant des notions des systèmes Linux mais qui n’ en maîtrise pas l’administration. </text:span></text:p>
      <text:p text:style-name="P72"/>
      <text:p text:style-name="P72"/>
      <text:list xml:id="list1822340519118077429" text:style-name="L1">
        <text:list-item>
          <text:p text:style-name="P68">QU’EST-CE QU’UN CONTENEUR</text:p>
        </text:list-item>
      </text:list>
      <text:p text:style-name="P72"/>
      <text:list xml:id="list5830732941805560556" text:style-name="L2">
        <text:list-item>
          <text:list>
            <text:list-item text:start-value="1">
              <text:p text:style-name="P2">Wikipédia</text:p>
              <text:p text:style-name="P116"><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111"/>
      <text:p text:style-name="P190">Présente de façon très succincte la nature et l’utilité des conteneurs Linux. Cet article mentionne la date d’apparition des conteneurs et <text:span text:style-name="T62">leur</text:span> composition en groupes de contrôle et <text:span text:style-name="T61">en </text:span>espaces de nom, sans en donner <text:span text:style-name="T187">de </text:span>détail technique.</text:p>
      <text:p text:style-name="P135">L’information la plus importante est celle informant que Docker est basé sur les conteneurs.</text:p>
      <text:p text:style-name="P123"/>
      <text:p text:style-name="P129"/>
      <text:list xml:id="list170539808286555" text:continue-numbering="true" text:style-name="L2">
        <text:list-item>
          <text:list>
            <text:list-item>
              <text:p text:style-name="P2">Documentation RedHat (Parties 1 et 2)</text:p>
              <text:p text:style-name="P117"><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211"/>
      <text:p text:style-name="P191"><text:span text:style-name="T18">Résumé :</text:span></text:p>
      <text:p text:style-name="P192">Documentation en français présentant en termes simples et précis les concepts fondamentaux et le fonctionnement général des groupes de contrôle.</text:p>
      <text:p text:style-name="P211"/>
      <text:p text:style-name="P193"><text:span text:style-name="T20">Partie</text:span><text:span text:style-name="T21"> </text:span><text:span text:style-name="T22">1 (</text:span><text:a xlink:type="simple" xlink:href="https://access.redhat.com/documentation/fr-FR/Red_Hat_Enterprise_Linux/6/html/Resource_Management_Guide/ch01.html#sec-How_Control_Groups_Are_Organized" text:style-name="Internet_20_link" text:visited-style-name="Visited_20_Internet_20_Link"><text:span text:style-name="T77">Organisation des groupes de contrôle</text:span></text:a><text:span text:style-name="T22">):</text:span></text:p>
      <text:p text:style-name="P194"><text:span text:style-name="T27">Ce chapitre présente l’organisation des groupes de contrôle en hiérarchie</text:span><text:span text:style-name="T30">s</text:span><text:span text:style-name="T27">. Il fait une analogie entre l’organisation des processus et celle des groupes de contrôle en prenant soin dans distinguer les différence</text:span><text:span text:style-name="T31">s</text:span><text:span text:style-name="T27"> fondam</text:span><text:span text:style-name="T28">e</text:span><text:span text:style-name="T27">ntales. </text:span><text:span text:style-name="T29">Il présente les sous systèmes de ressources en expliquant comment ceux-ci doivent être rattachés à une hiérarchie de groupe de contrôle.</text:span></text:p>
      <text:p text:style-name="P113"><text:s/></text:p>
      <text:p text:style-name="P195"><text:span text:style-name="T20">Partie</text:span><text:span text:style-name="T22"> 2 </text:span><text:span text:style-name="T23">(</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4">Relations entre sous-systèmes, hiérarchies, groupes de contrôle et tâches</text:span></text:a><text:span text:style-name="T23">)</text:span><text:span text:style-name="T22">:</text:span></text:p>
      <text:p text:style-name="P196">Cette partie illustre la première partie en présentant des cas d’utilisations. Ce qui permet d’affiner la compréhension de l’ensemble.</text:p>
      <text:p text:style-name="P212"/>
      <text:p text:style-name="P197"><text:span text:style-name="T19">Conclusion :</text:span></text:p>
      <text:p text:style-name="P134"><text:span text:style-name="T14">Ces quelques pages d’introduction permettent à une personne ayant une culture basique de Linux de comprendre comment fonctionne les groupes de contrôle au sein d’un noyau Linux. Elles présentent en détails leurs concepts de haut niveau sans rentrer dans les détails techniques de l’implémentation. Idéal pour aborder le sujet.</text:span></text:p>
      <text:p text:style-name="P189"/>
      <text:p text:style-name="P189"><text:soft-page-break/></text:p>
      <text:list xml:id="list170539903051851" text:continue-numbering="true" text:style-name="L2">
        <text:list-item>
          <text:list>
            <text:list-item>
              <text:p text:style-name="P124">Tutori<text:span text:style-name="T189">a</text:span>l for isolating your system with Linux</text:p>
              <text:p text:style-name="P121"><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119"><text:tab/></text:p>
      <text:p text:style-name="P198"><text:span text:style-name="T7">Ce tutoriel en anglais explique les espaces de nom principaux pour les PID, le réseau et les volumes.</text:span></text:p>
      <text:p text:style-name="P136"><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136"><text:span text:style-name="T8">Cette simplicité apparente permet de comprendre et de démystifi</text:span><text:span text:style-name="T12">er</text:span><text:span text:style-name="T8"> le fonctionnement des espaces de nom.</text:span></text:p>
      <text:p text:style-name="P137"><text:span text:style-name="T8">Son explication concernant l’utilité de Docker pour configurer les passerelles </text:span><text:span text:style-name="T13">qui servent</text:span><text:span text:style-name="T8"> </text:span><text:span text:style-name="T10">à</text:span><text:span text:style-name="T8"> relier les interfaces réseaux des </text:span><text:span text:style-name="T11">différents </text:span><text:span text:style-name="T8">espaces de nom, est particulièrement convaincante.</text:span></text:p>
      <text:p text:style-name="P120"/>
      <text:p text:style-name="P120"/>
      <text:list xml:id="list170540951979451" text:continue-numbering="true" text:style-name="L2">
        <text:list-item>
          <text:list>
            <text:list-item>
              <text:p text:style-name="P4">Anatom<text:span text:style-name="T59">y</text:span> of a container : Namespaces, cgroups &amp; some filesystem magic-</text:p>
            </text:list-item>
          </text:list>
        </text:list-item>
      </text:list>
      <text:p text:style-name="P107"><text:span text:style-name="T44">(</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44">) - </text:span><text:a xlink:type="simple" xlink:href="https://fr.slideshare.net/jpetazzo?utm_campaign=profiletracking&amp;utm_medium=sssite&amp;utm_source=ssslideview" text:style-name="Internet_20_link" text:visited-style-name="Visited_20_Internet_20_Link"><text:span text:style-name="T44">Jérôme Petazzoni</text:span></text:a></text:p>
      <text:p text:style-name="P108"/>
      <text:p text:style-name="P199"><text:span text:style-name="T45">Il s’agit d’une présentation </text:span><text:span text:style-name="T50">détaillant</text:span><text:span text:style-name="T46"> les fondamentaux techniques constituant la notion de conteneur. Elle rappelle que les conteneurs sont l’association des groupes de contrôle et des espaces de nom.</text:span></text:p>
      <text:p text:style-name="P109"/>
      <text:p text:style-name="P200">Bien qu’abordant des notions qui nécessite<text:span text:style-name="T190">nt</text:span> une bonne compréhension des systèmes Linux, elle permet d’avoir une vision globale du fonctionnement et de l’utilité des conteneurs. Notamment leur comparaison avec les <text:span text:style-name="T191">m</text:span>achines <text:span text:style-name="T191">v</text:span>irtuelles.</text:p>
      <text:p text:style-name="P110"/>
      <text:p text:style-name="P201"><text:span text:style-name="T45">L’auteur aborde la notion de « copy-on-write ». Il fournit un lien vers une explication technique de son fonctionnement. </text:span><text:span text:style-name="T49">C</text:span><text:span text:style-name="T45">ette </text:span><text:span text:style-name="T49">documentation</text:span><text:span text:style-name="T45"> nous permettra de comprendre que cette fonctionnalité n’est pas propre à Docker mais est bien </text:span><text:span text:style-name="T47">une </text:span><text:span text:style-name="T45">propriété des </text:span><text:span text:style-name="T48">drivers </text:span><text:span text:style-name="T50">du systèmes</text:span><text:span text:style-name="T48">.</text:span></text:p>
      <text:p text:style-name="P5"/>
      <text:p text:style-name="P5"/>
      <text:list xml:id="list170541640615282" text:continue-numbering="true" text:style-name="L2">
        <text:list-item>
          <text:p text:style-name="P69"><text:span text:style-name="T58">L</text:span><text:span text:style-name="T43">ES PRINCIPES DE BASE DE DOCKER</text:span></text:p>
          <text:p text:style-name="P73"><text:span text:style-name="T57"/></text:p>
        </text:list-item>
      </text:list>
      <text:p text:style-name="P202">Il est a noté qu’à partir de <text:span text:style-name="T76">ce point</text:span>, l’intégralité de la documentation a été puisé<text:span text:style-name="T76">e</text:span> sur le site <text:a xlink:type="simple" xlink:href="https://docs.docker.com/" text:style-name="Internet_20_link" text:visited-style-name="Visited_20_Internet_20_Link">https://docs.docker.com</text:a>. <text:span text:style-name="T60">Une très grosse partie</text:span> du site a été refait<text:span text:style-name="T60">e</text:span> entre la réalisation de la présentation et la réalisation de cette bibliographie. Il s’agira donc <text:s/>d’une bibliographie constitué<text:span text:style-name="T76">e</text:span> à partir d’éléments n’ayant pas <text:span text:style-name="T192">nécessairement</text:span> servi à la rédaction de la présentation.</text:p>
      <text:p text:style-name="P13"/>
      <text:p text:style-name="P13"/>
      <text:list xml:id="list170540276944136" text:continue-list="list170541640615282" text:style-name="L2">
        <text:list-item>
          <text:list>
            <text:list-item text:start-value="1">
              <text:p text:style-name="P3">Wh<text:span text:style-name="T63">at is Docker</text:span></text:p>
              <text:p text:style-name="P213"><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63">https://www.docker.com/what-docker</text:span></text:a><text:a xlink:type="simple" xlink:href="https://www.docker.com/what-docker)I" text:style-name="Internet_20_link" text:visited-style-name="Visited_20_Internet_20_Link">)</text:a></text:p>
              <text:p text:style-name="P12"><text:span text:style-name="T51"/></text:p>
              <text:p text:style-name="P203"><text:span text:style-name="T52">C</text:span><text:span text:style-name="T45">ette page explique que Docker est l’outil le plus répandu pour construire des containers simplement . Elle détaille les avantages de l’isolation des applications pour :</text:span></text:p>
            </text:list-item>
          </text:list>
        </text:list-item>
      </text:list>
      <text:p text:style-name="P112"><text:span text:style-name="T45"/></text:p>
      <text:p text:style-name="P204"><text:soft-page-break/><text:span text:style-name="T45">- </text:span><text:span text:style-name="T56">Les développeurs :</text:span></text:p>
      <text:p text:style-name="P138"><text:span text:style-name="T45">La configuration des environnements n’est pas propre à la machine hôte mais aux plateformes conteneurisées . Ce qui facilite la coopération des développeurs ainsi que leur mobilité.</text:span></text:p>
      <text:p text:style-name="P205"><text:span text:style-name="T45">Exemple </text:span><text:span text:style-name="T53">donné</text:span><text:span text:style-name="T45">: Un nouveau développeur peut exécuter et tester un environnement de développement multi-applicatifs en quelques minutes, sans passer des heures à configurer son poste de travail pour </text:span><text:span text:style-name="T53">simplement</text:span><text:span text:style-name="T45"> </text:span><text:span text:style-name="T53">démarrer et </text:span><text:span text:style-name="T45">faire fonctionner les différents modules entre eux.</text:span></text:p>
      <text:p text:style-name="P138"><text:span text:style-name="T45"/></text:p>
      <text:p text:style-name="P143"><text:span text:style-name="T45">- Les </text:span><text:span text:style-name="T53">opérat</text:span><text:span text:style-name="T45">eurs :</text:span></text:p>
      <text:p text:style-name="P139"><text:span text:style-name="T45">L</text:span><text:span text:style-name="T53">es environnements d’exécution en développement, en pré-production et en production sont strictement identiques. Le fonctionnement d’un ensemble applicatif lors du passage de l’un à l’autre est garantie et ne nécessite aucune configuration.</text:span></text:p>
      <text:p text:style-name="P141"><text:span text:style-name="T45">La compilation, l’exécution des tests et la mise à l’échelle à chaud sont automatisables facilement.</text:span></text:p>
      <text:p text:style-name="P140"><text:span text:style-name="T45"/></text:p>
      <text:p text:style-name="P144"><text:span text:style-name="T45">- Les </text:span><text:span text:style-name="T54">entreprises</text:span><text:span text:style-name="T45"> :</text:span></text:p>
      <text:p text:style-name="P142"><text:span text:style-name="T45">L’ensemble permet aux entreprises d’augmenter leur réactivité vis à vis de la demande (nouvelles livraisons, pic ou diminution des accès) tout en réduisant les efforts </text:span><text:span text:style-name="T55">et les coûts</text:span><text:span text:style-name="T45">.</text:span></text:p>
      <text:p text:style-name="P76"/>
      <text:p text:style-name="P76"/>
      <text:list xml:id="list170540647521530" text:continue-numbering="true" text:style-name="L2">
        <text:list-item>
          <text:list>
            <text:list-item>
              <text:p text:style-name="P214">Prise en main <text:span text:style-name="T96">(partie </text:span>1<text:span text:style-name="T96">)</text:span></text:p>
              <text:p text:style-name="P74"><text:a xlink:type="simple" xlink:href="https://fr.wikipedia.org/wiki/LXC" text:style-name="Internet_20_link" text:visited-style-name="Visited_20_Internet_20_Link"><text:span text:style-name="T64">(</text:span></text:a><text:a xlink:type="simple" xlink:href="https://docs.docker.com/get-started/" text:style-name="Internet_20_link" text:visited-style-name="Visited_20_Internet_20_Link"><text:span text:style-name="T66">https://docs.docker.com/get-started</text:span></text:a><text:a xlink:type="simple" xlink:href="https://www.docker.com/what-docker)I" text:style-name="Internet_20_link" text:visited-style-name="Visited_20_Internet_20_Link"><text:span text:style-name="T64">)</text:span></text:a></text:p>
            </text:list-item>
          </text:list>
        </text:list-item>
      </text:list>
      <text:p text:style-name="P14"/>
      <text:p text:style-name="P206">Cette page de prise <text:span text:style-name="T93">main </text:span>illustre très succinctement la notion de cont<text:span text:style-name="T94">eneu</text:span>r et leur différence avec les <text:span text:style-name="T193">m</text:span>achines <text:span text:style-name="T193">v</text:span>irtuelles. Elle fournit un lien vers la procédure pour l’installation de Docker sur son poste de travail.</text:p>
      <text:p text:style-name="P145">Si cette page apparaît dans la bibliographie c’est parce qu’elle contient la première mention de la notion d’Image Docker en tant qu’image statique de cont<text:span text:style-name="T95">e</text:span>ne<text:span text:style-name="T95">u</text:span>r.</text:p>
      <text:p text:style-name="P145">C’est ici qu’est défini pour la première fois la notion de cont<text:span text:style-name="T194">e</text:span>ne<text:span text:style-name="T194">u</text:span>r en tant que Image Docker en cours d’exécution. </text:p>
      <text:p text:style-name="P114"/>
      <text:p text:style-name="P114"/>
      <text:list xml:id="list170541329183343" text:continue-numbering="true" text:style-name="L2">
        <text:list-item>
          <text:list>
            <text:list-item>
              <text:p text:style-name="P33"><text:span text:style-name="T78">Prise en main </text:span>(partie <text:span text:style-name="T106">2</text:span>) : Exemple de construction d’une image Docker</text:p>
              <text:p text:style-name="P75"><text:a xlink:type="simple" xlink:href="https://fr.wikipedia.org/wiki/LXC" text:style-name="Internet_20_link" text:visited-style-name="Visited_20_Internet_20_Link"><text:span text:style-name="T81">(</text:span></text:a><text:a xlink:type="simple" xlink:href="https://docs.docker.com/get-started/part2/" text:style-name="Internet_20_link" text:visited-style-name="Visited_20_Internet_20_Link"><text:span text:style-name="T82">https://docs.docker.com/get-started/part2</text:span></text:a><text:span text:style-name="T105">)</text:span></text:p>
            </text:list-item>
          </text:list>
          <text:p text:style-name="P49"/>
          <text:list text:continue-numbering="true">
            <text:list-header>
              <text:p text:style-name="P207">Il s’agit de la page de documentation la plus riche pour la compréhension des bases de Docker.</text:p>
              <text:p text:style-name="P146"/>
              <text:p text:style-name="P146">Elle présente étape par étape la construction d’une image docker, son exécution et sa publication sur <text:span text:style-name="T101">une base</text:span> <text:span text:style-name="T97">publique, ou privée,</text:span> <text:span text:style-name="T97">de </text:span>dépôt <text:span text:style-name="T97">des images. Ce petit tutoriel fait comprendre par la pratique à l’aide d’un exemple simple et concret les notions fondamentales suivantes :</text:span></text:p>
            </text:list-header>
          </text:list>
        </text:list-item>
      </text:list>
      <text:p text:style-name="P147"/>
      <text:p text:style-name="P147">- <text:span text:style-name="T101">Une image Docker est l’image d’un environnement d’exécution.</text:span></text:p>
      <text:p text:style-name="P147">- <text:span text:style-name="T98">Un fichier « Dockerfile » contient une succession de commandes qui construisent étape par étape une image Docker.</text:span></text:p>
      <text:p text:style-name="P147">- <text:span text:style-name="T99">Une image Docker est construite sur les bases d’une autre image, qui est elle-même disponible sur le dépôt.</text:span></text:p>
      <text:p text:style-name="P147"><text:soft-page-break/>- <text:span text:style-name="T99">Les commandes pour construire une image Docker permettent d’installer les dépendances et les fichiers nécessaires au bon fonctionnement des conteneurs qui seront exécutés à partir de cette image.</text:span></text:p>
      <text:p text:style-name="P147">- <text:span text:style-name="T99">Les ports exposés par un conteneur sont définis dans le fichier « Dockerfile ».</text:span></text:p>
      <text:p text:style-name="P148">- Le processus devant être démarr<text:span text:style-name="T195">é</text:span> lors de l’exécution d’un conteneur <text:span text:style-name="T100">est défini par la dernière commande du fichier « Dockerfile ».</text:span></text:p>
      <text:p text:style-name="P208">- <text:span text:style-name="T99">Lors de la construction d’une image à partir d’un « Dockerfile », on peut lui donner un nom et une version.</text:span></text:p>
      <text:p text:style-name="P147">- <text:span text:style-name="T100">Une fois construite, une image peut être publiée sur un dépôt pour ensuite être exécutée depuis n’importe qu’elle plateforme Docker.</text:span></text:p>
      <text:p text:style-name="P147"/>
      <text:p text:style-name="P149">En plus de ces notions fondamentales le tutoriel récapitule la liste des commandes permettant de :</text:p>
      <text:p text:style-name="P149">- gérer les images installées sur son poste local</text:p>
      <text:p text:style-name="P149">- gérer les conteneurs <text:span text:style-name="T104">présents</text:span> sur son poste local</text:p>
      <text:p text:style-name="P147"/>
      <text:p text:style-name="P149">On comprend grâce à la présentation de ces commandes, qu’un conteneur qui a été exécuté à partir d’une image, <text:span text:style-name="T102">peut être arrêté et redémarré. Il n’est pas forcément en cours d’exécution.</text:span></text:p>
      <text:p text:style-name="P150">Il est aussi fait mention du fait qu’un conteneur peut être démarrer en tâche de fond sans bloquer la console courante.</text:p>
      <text:list xml:id="list170541564919224" text:continue-numbering="true" text:style-name="L2">
        <text:list-item>
          <text:list>
            <text:list-header>
              <text:p text:style-name="P26"/>
            </text:list-header>
            <text:list-item>
              <text:p text:style-name="P34">Documentation de référence pour la construction d’une image Docker</text:p>
              <text:p text:style-name="P27"><text:a xlink:type="simple" xlink:href="https://fr.wikipedia.org/wiki/LXC" text:style-name="Internet_20_link" text:visited-style-name="Visited_20_Internet_20_Link"><text:span text:style-name="T64">(</text:span></text:a><text:a xlink:type="simple" xlink:href="https://docs.docker.com/engine/reference/builder/" text:style-name="Internet_20_link" text:visited-style-name="Visited_20_Internet_20_Link"><text:span text:style-name="T67">https://docs.docker.com/engine/reference/builder/</text:span></text:a><text:span text:style-name="T67">)</text:span></text:p>
            </text:list-item>
          </text:list>
        </text:list-item>
      </text:list>
      <text:p text:style-name="P50"/>
      <text:p text:style-name="P209">Cette page est la page documentation de référence des commandes utilisables dans un fichier Dockerfile.</text:p>
      <text:p text:style-name="P151"/>
      <text:p text:style-name="P151">Elle présente la syntaxe et le fonctionnement de chaque commande disponible lors de la rédaction d’un fichier « Dockerfile ». Ce dictionnaire est un outil de référence inutile pour le tutoriel de prise en main, mais indispensable pour tout autre projet.</text:p>
      <text:p text:style-name="P151"/>
      <text:p text:style-name="P151">Il permet de comprendre comment sont construites les images sur lesquelles seront basées les nôtres. <text:span text:style-name="T107">Sa lecture complète permet également de prendre conscience de comportements très spécifiques dans l’utilisation combinée des commandes « CMD » et « ENTRYPOINT », <text:s/>qui de surcroît, peuvent être surchargées lors du démarrage des conteneurs.</text:span></text:p>
      <text:p text:style-name="P151"/>
      <text:p text:style-name="P152">Ces connaissances sont précieuses lors de la récupération sur internet <text:span text:style-name="T108">d’exemples</text:span> <text:span text:style-name="T109">qui </text:span>serv<text:span text:style-name="T109">e</text:span>nt de base de travail.</text:p>
      <text:p text:style-name="P28"/>
      <text:list xml:id="list170539758151080" text:continue-numbering="true" text:style-name="L2">
        <text:list-item>
          <text:list>
            <text:list-item>
              <text:p text:style-name="P38">Principes de fonctionnement de la construction des images</text:p>
              <text:p text:style-name="P30"><text:span text:style-name="T64">(</text:span><text:a xlink:type="simple" xlink:href="https://docs.docker.com/engine/userguide/storagedriver/imagesandcontainers/" text:style-name="Internet_20_link" text:visited-style-name="Visited_20_Internet_20_Link"><text:span text:style-name="T64">https://docs.docker.com/engine/userguide/storagedriver/imagesandcontainers/</text:span></text:a><text:span text:style-name="T64">)</text:span></text:p>
            </text:list-item>
          </text:list>
        </text:list-item>
      </text:list>
      <text:p text:style-name="P118"/>
      <text:p text:style-name="P133">Cette documentation <text:span text:style-name="T123">théorique</text:span>, <text:span text:style-name="T110">décomposée en quatre parties, explique de façon détaillée à l’aide de textes et de schémas, le principe de fonctionnement mis en œuvre lors de la construction d’une image Docker. C’est une source complète et indispensable pour comprendre la gestion des systèmes de fichiers et des images sous Docker. Les notions fondamentales abordées sont les suivantes :</text:span></text:p>
      <text:p text:style-name="P153"/>
      <text:p text:style-name="P181"><text:span text:style-name="T112">- </text:span><text:span text:style-name="T110">La décomposition en couches :</text:span></text:p>
      <text:p text:style-name="P154"><text:soft-page-break/>Chaque commande présente dans un « Dockerfile » donne lieu à la création d’une nouvelle couche de donnée<text:span text:style-name="T115">s</text:span> qui représente la différence entre le système de fichiers de l’image avant l’exécution de la commande et le système de fichiers de l’image, après l’exécution de la commande.</text:p>
      <text:p text:style-name="P154">Chacune de ces couches est accessible uniquement en lecture seule et ne peut pas être modifiée par les conteneurs issus de l’image construite. <text:span text:style-name="T115">Chaque couche est identifiée par une clé issus du « hachage » de son contenu.</text:span></text:p>
      <text:p text:style-name="P155">C’est <text:span text:style-name="T116">l</text:span>e « driver » de stockage configuré pour Docker qui est responsable de fournir une vision unifiée du système de fichiers de l’image <text:span text:style-name="T114">construite.</text:span></text:p>
      <text:p text:style-name="P155"><text:span text:style-name="T115">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e par une clé de « hachage » de son contenu, mais par un identifiant aléatoire.</text:span></text:p>
      <text:p text:style-name="P153"/>
      <text:p text:style-name="P181"><text:span text:style-name="T112">- </text:span><text:span text:style-name="T110">Le partage des couches :</text:span></text:p>
      <text:p text:style-name="P157">La différence majeur entre un conteneur et une image est la présence de la couche en écriture appartenant au<text:span text:style-name="T117">x</text:span> conteneur<text:span text:style-name="T117">s</text:span>. Lorsqu’un conteneur est supprimé, cette couche supplémentaire est supprimée avec.</text:p>
      <text:p text:style-name="P157">L’avantage d’avoir une image constituée de couches en lecture seule est que l’ensemble des conteneurs appartenant à la même image partage<text:span text:style-name="T119">nt</text:span> les même couches. </text:p>
      <text:p text:style-name="P156"/>
      <text:p text:style-name="P181"><text:span text:style-name="T111">- </text:span><text:span text:style-name="T110">Le mécanisme de « copy-on-write » :</text:span></text:p>
      <text:p text:style-name="P182">L<text:span text:style-name="T121">a section</text:span> commence par une explication du principe : <text:span text:style-name="T121">s</text:span>i une instance a besoin de modifier une ressource partagée par plusieurs instances, elle fait une copie de la ressource pour pouvoir la modifier <text:span text:style-name="T118">et</text:span> les autres instances continueront à utiliser la ressource originale. </text:p>
      <text:p text:style-name="P183">Docker utilise ce principe pour les couches en lecture seule partagées par les différents cont<text:span text:style-name="T120">e</text:span>neurs.</text:p>
      <text:p text:style-name="P184"/>
      <text:p text:style-name="P184">Vient ensuite un point sur l’optimisation induite par le principe : chaque couche constitutive d’une ou de plusieurs images est stockée sur le poste local dans un dossier dont le nom est la clé de « hachage » de son contenu. A l’aide d’exemples détaillés sur différents « Dockerfile », cette documentation nous montre comment les couches sont également partagées par différentes images.</text:p>
      <text:p text:style-name="P184">Si l’on construit une image basée sur une certaine distribution Linux, l’environnement Docker ne va pas réinstaller les couches propres à cette distribution si elle ont déjà été installées lors de la construction d’une autre image.</text:p>
      <text:p text:style-name="P185">La commande « docker history monimage» permet de lister les couches constitutives d’une image.</text:p>
      <text:p text:style-name="P185"/>
      <text:p text:style-name="P186">La section conclue sur les optimisations en écriture et sur une mise en garde : la première copie d’une ressource partagée dans la couche d’écriture d’un conteneur peut demander beaucoup de ressource au driver de stockage (aufs ou overlayfs) qui parcours l’ensemble des couches du <text:s/>systèmes pour retrouver la ressource à copier. <text:span text:style-name="T122">Une fois la ressource copiée les autres accès se feront directement sur la copie.</text:span></text:p>
      <text:p text:style-name="P187">Dans le cas où la couche de stockage d’un conteneur (couche en écriture) devient conséquente, il est préférable d’envisager le montage d’un volume de données.</text:p>
      <text:p text:style-name="P181"/>
      <text:p text:style-name="P181"><text:span text:style-name="T111">- </text:span><text:span text:style-name="T113">Les volumes de données :</text:span></text:p>
      <text:p text:style-name="P158">Cette partie rappelle que la couche en écriture d’un conteneur est supprimé avec lui <text:span text:style-name="T124">et que les écritures dans la couche du conteneur peuvent prendre du temps. Il est possible de faire des points </text:span><text:soft-page-break/><text:span text:style-name="T124">de montage entre un dossier du système de fichier d’un conteneur et un dossier du système de fichier du système hôte grâce à l’utilisation des volumes.</text:span></text:p>
      <text:p text:style-name="P159">Les volumes ainsi montés sont conservés après la suppression des conteneurs. <text:span text:style-name="T139">Ils</text:span> peuvent être partagé<text:span text:style-name="T139">s</text:span> par plusieurs conteneurs et son<text:span text:style-name="T125">t</text:span> rapide en écriture car ils n’utilisent pas les drivers de stockage de docker mais les drivers natifs du système hôte.</text:p>
      <text:p text:style-name="P31"/>
      <text:p text:style-name="P32"><text:span text:style-name="T32">Pour</text:span> <text:span text:style-name="T32">conclure, cette documentation théorique, bien que hors du cursus de prise en main de Docker, <text:s/>présente des concepts tellement fondamentaux que l’on ne peut pas faire l’impasse </text:span><text:span text:style-name="T34">dessus </text:span><text:span text:style-name="T33">si on veut éviter toute utilisation maladroite de Docker.</text:span></text:p>
      <text:p text:style-name="P32"/>
      <text:list xml:id="list170540930537609" text:continue-numbering="true" text:style-name="L2">
        <text:list-item>
          <text:list>
            <text:list-item>
              <text:p text:style-name="P39">Principe de fonctionnement des volumes</text:p>
            </text:list-item>
          </text:list>
        </text:list-item>
      </text:list>
      <text:p text:style-name="P125">(<text:a xlink:type="simple" xlink:href="https://docs.docker.com/engine/tutorials/dockervolumes/" text:style-name="Internet_20_link" text:visited-style-name="Visited_20_Internet_20_Link">https://docs.docker.com/engine/tutorials/dockervolumes/</text:a>)</text:p>
      <text:list xml:id="list170540906859099" text:continue-numbering="true" text:style-name="L2">
        <text:list-item>
          <text:list>
            <text:list-header>
              <text:p text:style-name="P130"/>
              <text:p text:style-name="P162">Cette page détaille l’utilité de<text:span text:style-name="T130">s</text:span> volumes et comment les créer. Elle apporte des informations importantes qui ne sont pas mentionné<text:span text:style-name="T196">e</text:span>s dans les tutoriels de prise en main. Notamment la différence majeur entre le montage d’un dossier de conteneur sur un volume géré par Docker et le montage d’un dossier de conteneur sur un dossier du système hôte <text:span text:style-name="T131">choisi par l’utilisateur</text:span>. Dans le second cas le contenu de dossier du conteneur n’est pas copié sur le système hôte <text:span text:style-name="T130">à l’initialisation du volume</text:span> (Information succincte mais primordiale).</text:p>
            </text:list-header>
          </text:list>
        </text:list-item>
      </text:list>
      <text:p text:style-name="P163"/>
      <text:p text:style-name="P163">Dans tous les cas on nous rappelle que le cycle de vie des volumes et indépendant du cycle de vie des conteneurs et que l’écriture dans les volumes se fait sans passer par les driver de stockage de Docker et est <text:span text:style-name="T126">donc </text:span>plus rapide.</text:p>
      <text:p text:style-name="P163"/>
      <text:p text:style-name="P164">Pour le reste la documentation précise <text:span text:style-name="T131">une partie des commandes de</text:span> gestion des volumes.</text:p>
      <text:p text:style-name="P164">On notera particulièrement que les volumes montés directement dans les « Dockerfile » grâce à la commande « VOLUME » sont forcément des volumes gérer par Docker <text:span text:style-name="T131">(L’utilisateur </text:span>ne peu<text:span text:style-name="T131">x</text:span> pas <text:span text:style-name="T131">préciser</text:span> <text:span text:style-name="T131">un chemin de dossier arbitraire</text:span>. <text:span text:style-name="T131">U</text:span>n « Dockerfile » doit être portable et indépendant du système hôte).</text:p>
      <text:p text:style-name="P164"/>
      <text:p text:style-name="P165"><text:span text:style-name="T131">L</text:span>a documentation est incomplète car elle propose une solution obsolète pour le partage d’<text:span text:style-name="T127">un</text:span> volume <text:span text:style-name="T127">de persistance,</text:span> gér<text:span text:style-name="T131">é</text:span> par Docker, <text:span text:style-name="T127">et utilisé</text:span> <text:span text:style-name="T127">par</text:span> différents cont<text:span text:style-name="T127">e</text:span>ne<text:span text:style-name="T127">u</text:span>r<text:span text:style-name="T127">s</text:span>. Sans rentrer dans les détails, elle suggère l’utilisation d’un conteneur nommé qui serait dédié au stockage de donnée. Les autres conteneurs <text:span text:style-name="T128">devant </text:span>hérit<text:span text:style-name="T128">er</text:span> d<text:span text:style-name="T128">u</text:span> volume du conteneur nommé <text:span text:style-name="T128">pour</text:span> accéder au volume <text:span text:style-name="T128">de persistance</text:span>. Cette solution est obsolète car les volumes gérer par Docker peuvent être nommé<text:span text:style-name="T197">s</text:span> et directement utilisé<text:span text:style-name="T197">s</text:span> par différents conteneurs.</text:p>
      <text:p text:style-name="P166"/>
      <text:p text:style-name="P167">Tou<text:span text:style-name="T173">s</text:span> les exemples de création sont des exemples de volumes créés à la volée lors de l’exécution d’un conteneur. La commande basique « docker volume create monvolume » permettant de créer un volume nommé géré par docker et utilisable par différents conteneurs n’est même pas mentionnée.</text:p>
      <text:p text:style-name="P167"/>
      <text:p text:style-name="P167">Une des informations les plus importante<text:span text:style-name="T134">s</text:span> de la page e<text:span text:style-name="T132">s</text:span>t que les volumes montés à l’exécution d’un conteneur sur un dossier du système hôte sont surtout utiles pour le déploiement d’application à chau<text:span text:style-name="T133">d</text:span> en environnement de développement.</text:p>
      <text:p text:style-name="P160"/>
      <text:p text:style-name="P160"/>
      <text:list xml:id="list170541782040416" text:continue-numbering="true" text:style-name="L2">
        <text:list-item>
          <text:list>
            <text:list-item>
              <text:p text:style-name="P40">Principe de fonctionnement des interfaces réseaux</text:p>
              <text:p text:style-name="P15"><text:soft-page-break/>(<text:a xlink:type="simple" xlink:href="https://docs.docker.com/engine/tutorials/networkingcontainers/" text:style-name="Internet_20_link" text:visited-style-name="Visited_20_Internet_20_Link"><text:span text:style-name="T129">https://docs.docker.com/engine/tutorials/networkingcontainers/</text:span></text:a>)</text:p>
              <text:p text:style-name="P131"/>
              <text:p text:style-name="P168">Cette documentation explique à l’utilisateur comment relier différents conteneurs sur un réseau comm<text:span text:style-name="T136">un</text:span>. Elle utilise pour cela des <text:span text:style-name="T135">exemples illustrés</text:span> explicites. <text:s/></text:p>
            </text:list-item>
          </text:list>
        </text:list-item>
      </text:list>
      <text:p text:style-name="P169"/>
      <text:p text:style-name="P169">Il est fait mention des deux types de driver réseaux utilisés par Docker ; qui sont <text:span text:style-name="T138">le driver </text:span>« bridge » et <text:span text:style-name="T138">le driver </text:span>« overlay ». La documentation détaille bien <text:span text:style-name="T140">le principe des réseaux virtuels vus dans la documentation des espaces de nom, ainsi que </text:span>toutes les commandes permettant de créer et gérer les réseaux et les conteneurs au sein d’un réseau.<text:span text:style-name="T199"> Il est précisé que t</text:span>ous ces exemples concernent une utilisation du driver « bridge ». </text:p>
      <text:p text:style-name="P161"/>
      <text:p text:style-name="P170">Il est cependant regrettable qu’elle ne se contente même pas de dire que les réseaux créer avec le driver « overlay » permettent de relier des conteneurs hébergés sur différents systèmes hôtes. <text:span text:style-name="T141">On peux penser qu’il s’agit d’un oubli explicite car une très grosse partie de la documentation est consacrée exclusivement au fonctionnement des clusters.</text:span></text:p>
      <text:p text:style-name="P115"/>
      <text:p text:style-name="P115"/>
      <text:list xml:id="list170539934819599" text:continue-numbering="true" text:style-name="L2">
        <text:list-item>
          <text:list>
            <text:list-item>
              <text:p text:style-name="P35"><text:span text:style-name="T78">Prise en main </text:span>(partie <text:span text:style-name="T142">3</text:span>) : <text:span text:style-name="T142">La notion de service</text:span> </text:p>
            </text:list-item>
          </text:list>
        </text:list-item>
      </text:list>
      <text:p text:style-name="P215"><text:a xlink:type="simple" xlink:href="https://fr.wikipedia.org/wiki/LXC" text:style-name="Internet_20_link" text:visited-style-name="Visited_20_Internet_20_Link"><text:span text:style-name="T68">(</text:span></text:a><text:a xlink:type="simple" xlink:href="https://docs.docker.com/get-started/part3/" text:style-name="Internet_20_link" text:visited-style-name="Visited_20_Internet_20_Link"><text:span text:style-name="T69">https://docs.docker.com/get-started/part3</text:span></text:a><text:span text:style-name="T105">)</text:span></text:p>
      <text:p text:style-name="P171"/>
      <text:p text:style-name="P172">Il s’agit de la suite du tutoriel de prise en main de Docker. Sans expliquer les principes sous-jacent, les étapes de ce tutoriel consistent à déployer plusieurs conteneurs pour un service unique, grâce à la commande « docker <text:span text:style-name="T103">stack</text:span> <text:span text:style-name="T143">deploy</text:span>» et à un fichier « docker-compose.yml ».</text:p>
      <text:p text:style-name="P172"/>
      <text:p text:style-name="P172">Ce tutoriel fait créer un essaim à un seul nœud à l’utilisateur <text:span text:style-name="T146">(sans lui expliquer) et </text:span>lui fait tester la fonctionnalité de « load-balancing » <text:span text:style-name="T143">et de limitation des ressources </text:span>sur les différents conteneurs qu’il a déployé<text:span text:style-name="T151">s</text:span> pour le même service.</text:p>
      <text:p text:style-name="P172"/>
      <text:p text:style-name="P173">Les notions importantes sont que le déploiement d’un fichier « docker-compose.yml » correspond à une application nommée, composée de un ou plusieurs services eux-même constitué<text:span text:style-name="T150">s</text:span> par un ou plusieurs conteneurs.</text:p>
      <text:p text:style-name="P173"/>
      <text:p text:style-name="P174">Cette page récapitule quelques commandes de gestion des services <text:span text:style-name="T150">distribués qui composent</text:span> une application.</text:p>
      <text:p text:style-name="P175"/>
      <text:p text:style-name="P174">Note : Le précédent tutoriel qui était en ligne lors de la rédaction de la présentation introduisait l’outil « docker-compose » avant d’introduire l’outil « docker stack ». <text:span text:style-name="T144">Il s’agit de deux outils équivalent à l’exception du fait que « docker-compose » n’est pas natif à Docker et ne peut déployer des services que sur une seule machine hôte. En revanche, « docker stack » à vocation à déployer des services au sein d’un cluster de machines.</text:span></text:p>
      <text:p text:style-name="P176">La suppression de cette documentation en dit long sur la volonté de Docker de privilégi<text:span text:style-name="T145">er</text:span> l’utilisation systématique de « docker cloud » <text:span text:style-name="T148">en production</text:span>.</text:p>
      <text:p text:style-name="P29"/>
      <text:p text:style-name="P29"/>
      <text:list xml:id="list170541617835361" text:continue-numbering="true" text:style-name="L2">
        <text:list-item>
          <text:list>
            <text:list-item>
              <text:p text:style-name="P37"><text:span text:style-name="T149">Déploiement sur une seule machine hôte, d’une application constituée de services.</text:span></text:p>
            </text:list-item>
          </text:list>
        </text:list-item>
      </text:list>
      <text:p text:style-name="P217"><text:a xlink:type="simple" xlink:href="https://fr.wikipedia.org/wiki/LXC" text:style-name="Internet_20_link" text:visited-style-name="Visited_20_Internet_20_Link"><text:span text:style-name="T70">(</text:span></text:a><text:a xlink:type="simple" xlink:href="https://docs.docker.com/compose/overview/" text:style-name="Internet_20_link" text:visited-style-name="Visited_20_Internet_20_Link"><text:span text:style-name="T71">https://docs.docker.com/compose/overview/</text:span></text:a><text:span text:style-name="T67">)</text:span></text:p>
      <text:p text:style-name="P53"><text:soft-page-break/></text:p>
      <text:p text:style-name="P53">Il s’agit de la présentation de l’outil « docker-compose » qui permet de déployer sur une machine hôte unique, des conteneurs en tant que services d’une application distribuée.</text:p>
      <text:p text:style-name="P53">La page décrit les trois étapes principales pour le déploiement d’une application : la construction des images, la rédaction d’un fichier « docker-compose.yml » et <text:s/>le déploiement.</text:p>
      <text:p text:style-name="P53"/>
      <text:p text:style-name="P53">Un rappel ins<text:span text:style-name="T156">is</text:span>tant est fait sur le fait que « docker-compose » et surtout fait pour les environnements de développement et de tests.</text:p>
      <text:p text:style-name="P53"/>
      <text:p text:style-name="P218">(<text:a xlink:type="simple" xlink:href="https://docs.docker.com/compose/gettingstarted/" text:style-name="Internet_20_link" text:visited-style-name="Visited_20_Internet_20_Link"><text:span text:style-name="T64">https://docs.docker.com/compose/gettingstarted/</text:span></text:a>)</text:p>
      <text:p text:style-name="P219"/>
      <text:p text:style-name="P54">Cette page de prise en main décrit étape par étape le déploiement d’une application <text:span text:style-name="T174">distribuée</text:span> avec <text:s/>« docker-compose ».</text:p>
      <text:p text:style-name="P51"/>
      <text:p text:style-name="P51"/>
      <text:list xml:id="list170540958385849" text:continue-numbering="true" text:style-name="L2">
        <text:list-item>
          <text:list>
            <text:list-item>
              <text:p text:style-name="P36">Documentation de référence pour la <text:span text:style-name="T147">déploiement sur une seule machine hôte, d’une application constituée de services.</text:span></text:p>
            </text:list-item>
          </text:list>
        </text:list-item>
      </text:list>
      <text:p text:style-name="P216"><text:a xlink:type="simple" xlink:href="https://fr.wikipedia.org/wiki/LXC" text:style-name="Internet_20_link" text:visited-style-name="Visited_20_Internet_20_Link"><text:span text:style-name="T64">(</text:span></text:a><text:a xlink:type="simple" xlink:href="https://docs.docker.com/compose/compose-file/" text:style-name="Internet_20_link" text:visited-style-name="Visited_20_Internet_20_Link"><text:span text:style-name="T74">https://docs.docker.com/compose/compose-file/</text:span></text:a><text:span text:style-name="T67">)</text:span></text:p>
      <text:p text:style-name="P177"/>
      <text:p text:style-name="P178">Cette page liste et documente la grammaire utilisable lors de la rédaction d’un fichier « docker-compose.yml ». Un parcours de l’ensemble des options de configuration possibles renseigne sur les possibilités étendues de « docker-compose » dans la gestion des services.</text:p>
      <text:p text:style-name="P178"/>
      <text:p text:style-name="P179">On notera qu’il s’agit à quelques exc<text:span text:style-name="T152">e</text:span>ptions près des mêmes <text:span text:style-name="T153">options</text:span> <text:span text:style-name="T153">que celles disponibles pour la composition des applications avec « docker stack » (</text:span><text:a xlink:type="simple" xlink:href="https://docs.docker.com/docker-cloud/apps/stack-yaml-reference/" text:style-name="Internet_20_link" text:visited-style-name="Visited_20_Internet_20_Link"><text:span text:style-name="T72">https://docs.docker.com/docker-cloud/apps/stack-yaml-reference/</text:span></text:a><text:span text:style-name="T153">).</text:span></text:p>
      <text:p text:style-name="P179"/>
      <text:p text:style-name="P180"><text:span text:style-name="T155">Une</text:span> différence majeur vient de l’option  build » qui n’est pas présente pour « docker-stack ». Cette option permet de spécifier directement le fichier « Dockerfile » devant servir à la construction de l’image Docker. Avec « docker stack » les images ne peuvent pas être construite <text:span text:style-name="T154">à la volée </text:span>au déploiement mais doivent être disponible sur un dépôt d’images.</text:p>
      <text:p text:style-name="P177"/>
      <text:p text:style-name="P177"/>
      <text:list xml:id="list170541400711864" text:continue-numbering="true" text:style-name="L2">
        <text:list-item>
          <text:list>
            <text:list-item>
              <text:p text:style-name="P41">Le fonctionnement des réseaux pour le <text:span text:style-name="T147">déploiement sur une seule machine hôte, d’une application constituée de services.</text:span></text:p>
              <text:p text:style-name="P221">(<text:a xlink:type="simple" xlink:href="https://docs.docker.com/compose/networking/" text:style-name="Internet_20_link" text:visited-style-name="Visited_20_Internet_20_Link"><text:span text:style-name="T158">https://docs.docker.com/compose/networking/</text:span></text:a>)</text:p>
            </text:list-item>
          </text:list>
        </text:list-item>
      </text:list>
      <text:p text:style-name="P132"/>
      <text:p text:style-name="P188"><text:span text:style-name="T32">Cette page décrit de façon succincte la création et configuration des réseaux dans les fichiers « docker-compose.yml ». </text:span></text:p>
      <text:p text:style-name="P188"><text:span text:style-name="T32">Les informations à retenir sont :</text:span></text:p>
      <text:p text:style-name="P188"><text:span text:style-name="T32">- Les services peuvent être joint</text:span><text:span text:style-name="T41">s</text:span><text:span text:style-name="T32"> facilement par les autres services en utilisant leur nom comme alias réseau (hostname).</text:span></text:p>
      <text:p text:style-name="P188"><text:span text:style-name="T32">- Il est possible de créer plusieurs réseaux et de les attribuer aux services pour créer des ensembles </text:span><text:span text:style-name="T35">communicants</text:span><text:span text:style-name="T32"> ou isolés.</text:span></text:p>
      <text:p text:style-name="P188"><text:span text:style-name="T32"/></text:p>
      <text:p text:style-name="P188"><text:span text:style-name="T32"/></text:p>
      <text:list xml:id="list170541872343826" text:continue-numbering="true" text:style-name="L2">
        <text:list-item>
          <text:p text:style-name="P70">GÉRER ET DÉPLOYER DES SERVICES AU SEIN D’UN CLUSTER</text:p>
          <text:p text:style-name="P55"><text:soft-page-break/></text:p>
          <text:list>
            <text:list-item>
              <text:p text:style-name="P42"><text:span text:style-name="T157">Prise en main (Partie 4) : Les clusters Docker</text:span></text:p>
              <text:p text:style-name="P222">(<text:a xlink:type="simple" xlink:href="https://docs.docker.com/get-started/part4/" text:style-name="Internet_20_link" text:visited-style-name="Visited_20_Internet_20_Link">https://docs.docker.com/get-started/part4/</text:a>)</text:p>
            </text:list-item>
          </text:list>
          <text:p text:style-name="P220"/>
        </text:list-item>
      </text:list>
      <text:p text:style-name="P64"><text:span text:style-name="T32">Cette documentation commence par introduire le concept de "swarm" dans Docker. </text:span></text:p>
      <text:p text:style-name="P65"><text:span text:style-name="T32">Elle explique qu'un "swarm" dans Docker est un ensemble de machines qui ex</text:span><text:span text:style-name="T36">é</text:span><text:span text:style-name="T32">cutent Docker </text:span><text:span text:style-name="T42">et</text:span><text:span text:style-name="T32"> sur </text:span><text:span text:style-name="T37">lesquelles</text:span><text:span text:style-name="T32"> on va pouvoir déployer une application distribuée, comme dans la partie </text:span><text:span text:style-name="T36">3</text:span><text:span text:style-name="T32"> de la prise en main. C'est différentes machines peuvent être physiques ou virtuelles. </text:span></text:p>
      <text:p text:style-name="P65"><text:span text:style-name="T32">C’e</text:span><text:span text:style-name="T37">s</text:span><text:span text:style-name="T32">t </text:span><text:span text:style-name="T37">un </text:span><text:span text:style-name="T32">ensemble composé d'un maître appelé "swarm manager" et d'esclaves appelés "workers".</text:span></text:p>
      <text:p text:style-name="P64"><text:span text:style-name="T32">En basculant Docker dans le mode "swarm", toute</text:span><text:span text:style-name="T38">s</text:span><text:span text:style-name="T32"> les commandes s'ex</text:span><text:span text:style-name="T38">é</text:span><text:span text:style-name="T32">cutent comme si la machine hôte local était un "swarm manager".</text:span></text:p>
      <text:p text:style-name="P64"><text:span text:style-name="T32"/></text:p>
      <text:p text:style-name="P64"><text:span text:style-name="T32">L'étape suivante est particulièrement riche car elle illustre les étapes pour créer un "cluster" (swarm dans la terminologie Docker) composé de deux machines virtuelles. A cet effet elle introduit dans un premier temps l'utilisation de l'outil "docker-machine" qui permet grâce à la spécification d'un driver "</text:span><text:span text:style-name="T39">V</text:span><text:span text:style-name="T32">i</text:span><text:span text:style-name="T39">r</text:span><text:span text:style-name="T32">tual</text:span><text:span text:style-name="T39">B</text:span><text:span text:style-name="T32">ox", de créer en une ligne de commande, une VM, comportant une installation complète de Docker.</text:span></text:p>
      <text:p text:style-name="P64"><text:span text:style-name="T32"/></text:p>
      <text:p text:style-name="P64"><text:span text:style-name="T32">On apprend comment se connecter à ces VMs grâce à la commande "docker-machine ssh". L'utilisateur est alors invité à initier une ce ces machines en tant que "swarm manager" et l'autre en tant que "worker".</text:span></text:p>
      <text:p text:style-name="P64"><text:span text:style-name="T32"/></text:p>
      <text:p text:style-name="P64"><text:span text:style-name="T32">Une fois le cluster créé, le tutoriel demande de copier le fichier "docker-compose.yml" définissant la construction de l'application distribuée sur la VM « manager » grâce à la commande "docker-machine scp". <text:s/>L'application est ensuite d</text:span><text:span text:style-name="T39">é</text:span><text:span text:style-name="T32">ployée depuis le "manager" avec la même commande que celle présent</text:span><text:span text:style-name="T39">ée</text:span><text:span text:style-name="T32"> dans la partie </text:span><text:span text:style-name="T39">3</text:span><text:span text:style-name="T32">.</text:span></text:p>
      <text:p text:style-name="P64"><text:span text:style-name="T32"/></text:p>
      <text:p text:style-name="P64"><text:span text:style-name="T32">Grâce à quelques lignes de scripts, l'utilisateur se rend compte de la facilité avec laquelle il est capable de mettre en place une architecture complexe.</text:span></text:p>
      <text:p text:style-name="P64"><text:span text:style-name="T32"/></text:p>
      <text:p text:style-name="P64"><text:span text:style-name="T32">Le documentation sur termine sur une explication claire du fonctionnement du routage interne au cluster. Elle donne une bonne vision global de son fonctionnement et permet de mieux comprendre certaines options de configuration réseau dans les fichiers "docker-compose.yml".</text:span></text:p>
      <text:p text:style-name="P64"><text:span text:style-name="T32"/></text:p>
      <text:p text:style-name="P66"><text:span text:style-name="T32">Un récapitul</text:span><text:span text:style-name="T40">at</text:span><text:span text:style-name="T32">if utile des commandes disponibles avec "docker-machine" clos la documentation. </text:span></text:p>
      <text:p text:style-name="P52"/>
      <text:p text:style-name="P52"/>
      <text:list xml:id="list170540751676923" text:continue-numbering="true" text:style-name="L2">
        <text:list-item>
          <text:list>
            <text:list-item>
              <text:p text:style-name="P44">La gestion des swarms</text:p>
            </text:list-item>
          </text:list>
        </text:list-item>
      </text:list>
      <text:p text:style-name="P210"/>
      <text:p text:style-name="P56">La documentation concernant la gestion des clusters sous Docker est particulièrement riche et sa lecture complète m'a vraiment permis de bien comprendre son fonctionnement.</text:p>
      <text:p text:style-name="P56"/>
      <text:p text:style-name="P56">Elle permet d'appendre à créer et à gérer sur un cluster Docker, à la main, les différents composants configurables dans un fichier "docker-compose.yml" (les services et les réseaux).</text:p>
      <text:p text:style-name="P56">Cette ensemble documentaire permet de mieux comprendre et de démystifier les outils survolés dans le tutoriel de prise en main. Compte tenu de la quantité de documentation que cela représente, <text:soft-page-break/>je me contenterai de fournir un résumé très bref de chaque point avec un avis concis sur son contenu.</text:p>
      <text:p text:style-name="P60"/>
      <text:p text:style-name="P61">Revue générale et concepts clés:</text:p>
      <text:p text:style-name="P16">(<text:a xlink:type="simple" xlink:href="https://docs.docker.com/engine/swarm/" text:style-name="Internet_20_link" text:visited-style-name="Visited_20_Internet_20_Link">https://docs.docker.com/engine/swarm/</text:a>)</text:p>
      <text:p text:style-name="P16">(<text:a xlink:type="simple" xlink:href="https://docs.docker.com/engine/swarm/key-concepts/" text:style-name="Internet_20_link" text:visited-style-name="Visited_20_Internet_20_Link">https://docs.docker.com/engine/swarm/key-concepts/</text:a>)</text:p>
      <text:p text:style-name="P6"/>
      <text:p text:style-name="P77">Précise le concept général des clusters Docker et liste les fonctionnalités que l'on peut en attendre. </text:p>
      <text:p text:style-name="P77">Permet de rapidement savoir si l'utilisation de<text:span text:style-name="T162">s</text:span> cluster<text:span text:style-name="T162">s</text:span> Docker peut nous être utile.</text:p>
      <text:p text:style-name="P77"/>
      <text:p text:style-name="P62"><text:span text:style-name="T159">Comment cela fonctionne-t-il ?</text:span>:</text:p>
      <text:p text:style-name="P17">(<text:a xlink:type="simple" xlink:href="https://docs.docker.com/engine/swarm/how-swarm-mode-works/nodes/" text:style-name="Internet_20_link" text:visited-style-name="Visited_20_Internet_20_Link"><text:span text:style-name="T159">https://docs.docker.com/engine/swarm/how-swarm-mode-works/nodes/</text:span></text:a>)</text:p>
      <text:p text:style-name="P7"/>
      <text:p text:style-name="P79">Il s'agit d’u<text:span text:style-name="T163">n</text:span> récapitulatif sur l'architecture des services déployés en cluster. Il peut facilité la compréhension de l'ensemble. </text:p>
      <text:p text:style-name="P79">L'explication des concepts de haut niveau sur les différentes couche<text:span text:style-name="T160">s</text:span> de gestion mise<text:span text:style-name="T160">s</text:span> en œuvre dans l'<text:span text:style-name="T161">im</text:span>p<text:span text:style-name="T161">lémentation des clusters, p</text:span>eu<text:span text:style-name="T161">t</text:span> être intéressante pour la culture générale. </text:p>
      <text:p text:style-name="P79"/>
      <text:p text:style-name="P63"><text:span text:style-name="T164">Les outils de création et de gestion</text:span>:</text:p>
      <text:p text:style-name="P18">(<text:a xlink:type="simple" xlink:href="https://docs.docker.com/engine/swarm/swarm-mode/" text:style-name="Internet_20_link" text:visited-style-name="Visited_20_Internet_20_Link"><text:span text:style-name="T165">https://docs.docker.com/engine/swarm/swarm-mode/</text:span></text:a>)</text:p>
      <text:p text:style-name="P19">(<text:a xlink:type="simple" xlink:href="https://docs.docker.com/engine/swarm/join-nodes/" text:style-name="Internet_20_link" text:visited-style-name="Visited_20_Internet_20_Link"><text:span text:style-name="T165">https://docs.docker.com/engine/swarm/join-nodes/</text:span></text:a>)</text:p>
      <text:p text:style-name="P19">(<text:a xlink:type="simple" xlink:href="https://docs.docker.com/engine/swarm/manage-nodes/" text:style-name="Internet_20_link" text:visited-style-name="Visited_20_Internet_20_Link"><text:span text:style-name="T165">https://docs.docker.com/engine/swarm/manage-nodes/</text:span></text:a>)</text:p>
      <text:p text:style-name="P8"/>
      <text:p text:style-name="P80">Illustre étape par étape la création complète d'un cluster ainsi que toutes les commandes permettant de construire et de gérer ses <text:span text:style-name="T166">nœuds.</text:span> </text:p>
      <text:p text:style-name="P81">Une description plus complète de ce qui est présenté dans la prise en main de Docker et qui permet de découvrir des fonctionnalités de mise à jour des <text:span text:style-name="T166">nœuds</text:span> qui sont très utiles.</text:p>
      <text:p text:style-name="P81"><text:span text:style-name="T89"/></text:p>
      <text:p text:style-name="P81"><text:span text:style-name="T90">Déployer un service sur un cluster Docker</text:span><text:span text:style-name="T89">:</text:span></text:p>
      <text:p text:style-name="P20">(<text:a xlink:type="simple" xlink:href="https://docs.docker.com/engine/swarm/services/" text:style-name="Internet_20_link" text:visited-style-name="Visited_20_Internet_20_Link"><text:span text:style-name="T167">https://docs.docker.com/engine/swarm/services/</text:span></text:a>)</text:p>
      <text:p text:style-name="P9"/>
      <text:p text:style-name="P84">Ici on comprend que l'on déploie un service sur un cluster de la même façon que l'on instancie un conteneur Docker sur une machine docker simple. Les fichiers "docker-compose.yml" ne sont pas le seul moyen de créer des services sur un cluster.</text:p>
      <text:p text:style-name="P84">Les fonctionnalités offertes par la commande "docker service" sont strictement identiques à celles proposées par la commande "docker container". <text:span text:style-name="T175">Elle comporte toutefois des options supplémentaires, comme le nombre de conteneurs à créer pour le déploiement d’un service.</text:span></text:p>
      <text:p text:style-name="P84"/>
      <text:p text:style-name="P84">Ce ne sont que des informations primordiales à la bonne compréhension des clusters <text:span text:style-name="T168">Docker.</text:span></text:p>
      <text:p text:style-name="P77"/>
      <text:p text:style-name="P82"><text:span text:style-name="T90">Dé</text:span><text:span text:style-name="T91">finir un réseau « overlay »</text:span><text:span text:style-name="T90"> cluster Docker</text:span><text:span text:style-name="T89">:</text:span></text:p>
      <text:p text:style-name="P21">(<text:a xlink:type="simple" xlink:href="https://docs.docker.com/engine/swarm/networking/" text:style-name="Internet_20_link" text:visited-style-name="Visited_20_Internet_20_Link"><text:span text:style-name="T169">https://docs.docker.com/engine/swarm/networking/</text:span></text:a>)</text:p>
      <text:p text:style-name="P10"/>
      <text:p text:style-name="P85"><text:span text:style-name="T170">Cette page montre comment créer un réseau "overlay" que l'on peut ensuite utilisé sur un cluster pour en faire communiquer les différents services. </text:span></text:p>
      <text:p text:style-name="P86">Les tests de recherche de services <text:span text:style-name="T171">à effectuer </text:span>depuis les différents <text:span text:style-name="T171">nœuds</text:span> grâce à la commande « nslookup », permettent de vraiment éprouver le fonctionnement du DNS interne <text:span text:style-name="T171">des</text:span> cluster<text:span text:style-name="T172">s Docker</text:span>.</text:p>
      <text:p text:style-name="P78"><text:soft-page-break/></text:p>
      <text:p text:style-name="P83"><text:span text:style-name="T92">Tutoriel de prise en main (avancé)</text:span><text:span text:style-name="T89">:</text:span></text:p>
      <text:p text:style-name="P22">(<text:a xlink:type="simple" xlink:href="https://docs.docker.com/engine/swarm/networking/" text:style-name="Internet_20_link" text:visited-style-name="Visited_20_Internet_20_Link"><text:span text:style-name="T169">https://docs.docker.com/engine/swarm/networking/</text:span></text:a>)</text:p>
      <text:p text:style-name="P11"/>
      <text:p text:style-name="P87">Ce tutoriel étape par étape permet de conforter toutes les notions sur les swarms apprises précédemment. Il permet un bien meilleure compréhension des clusters Docker que les notions abordées dans le tutoriel de prise en main générale de Docker.</text:p>
      <text:p text:style-name="P87"><text:span text:style-name="T87"/></text:p>
      <text:list xml:id="list170541157032152" text:continue-numbering="true" text:style-name="L2">
        <text:list-item>
          <text:list>
            <text:list-item>
              <text:p text:style-name="P43"><text:span text:style-name="T157">Prise en main (Partie 5) : Docker stack</text:span></text:p>
            </text:list-item>
          </text:list>
        </text:list-item>
      </text:list>
      <text:p text:style-name="P223"><text:span text:style-name="T137">(</text:span><text:a xlink:type="simple" xlink:href="https://docs.docker.com/get-started/part5/" text:style-name="Internet_20_link" text:visited-style-name="Visited_20_Internet_20_Link"><text:span text:style-name="T137">https://docs.docker.com/get-started/part5/</text:span></text:a><text:span text:style-name="T137">)</text:span></text:p>
      <text:p text:style-name="P86"/>
      <text:p text:style-name="P89">Le chapitre commence l’explication <text:span text:style-name="T176">de la notion </text:span>de « pile » (stack en anglais) de services. De la même façon que l’utilisateur a déployé un service sur un cluster docker dans la partie 4, on nous explique qu<text:span text:style-name="T180">e l’on peut</text:span> déployer une pile de services sur le cluster. Ceux-ci vont pouvoir partager des ressources et être <text:span text:style-name="T176">orchestré</text:span> comme un ensemble. </text:p>
      <text:p text:style-name="P89"/>
      <text:p text:style-name="P90">Le propos est illustré par le déploiement d’un nouveau service sur le cluster pour l’application, par le simple ajout d’une description de service dans le fichier « docker-compose.yml » et de son redéploiement à chaud.</text:p>
      <text:p text:style-name="P89"/>
      <text:p text:style-name="P91">L’intérêt de cette partie du tutoriel vient dans les notions apportées ensuite lors du déploiement d’un service responsable de la persistance. Contrairement aux réseaux, les montages de volume se font uniquement sur le<text:span text:style-name="T180">s</text:span> nœud<text:span text:style-name="T180">s</text:span> hébergeant le service. Conserver ces données de façon indépendante du cycle de vie de l’application induit deux conséquences :</text:p>
      <text:p text:style-name="P91">- un service stockant des données doit être déployé sur un seul nœud.</text:p>
      <text:p text:style-name="P91">- un service stockant des données doit toujours être déployé sur le même nœud.</text:p>
      <text:p text:style-name="P88"/>
      <text:p text:style-name="P92">On nous montre comment respecter ces contraintes dans un fichier « docker-compose.yml ».</text:p>
      <text:p text:style-name="P96"/>
      <text:p text:style-name="P96">En poussant la réflexion <text:span text:style-name="T181">plus loin</text:span> on peut <text:s/>relever un point non mentionné supplémentaire. Les volumes ne pouvant pas être partagés par différents services, car ceux-ci ne sont pas forcément sur les mêmes machines (un même service pouvant être déployé sur des machines différentes), on se pose la question de l’utilisation des volumes nommés (plutôt que les volumes dont le chemin sur <text:span text:style-name="T181">la conteneur </text:span>hôte est arbitrairement défini) dans « docker stack ».</text:p>
      <text:p text:style-name="P97">En comparant la documentation sur l’édition des fichiers « docker-compose.yml » pour « docker stack » <text:span text:style-name="T178">(</text:span><text:a xlink:type="simple" xlink:href="https://docs.docker.com/docker-cloud/apps/stack-yaml-reference/#volumes" text:style-name="Internet_20_link" text:visited-style-name="Visited_20_Internet_20_Link"><text:span text:style-name="T73">https://docs.docker.com/docker-cloud/apps/stack-yaml-reference/#volumes</text:span></text:a><text:span text:style-name="T178">) </text:span>et la documentation des fichiers « docker-compose.yml » pour « docker compose » <text:span text:style-name="T178">(</text:span><text:a xlink:type="simple" xlink:href="https://docs.docker.com/compose/compose-file/#volumes" text:style-name="Internet_20_link" text:visited-style-name="Visited_20_Internet_20_Link"><text:span text:style-name="T73">https://docs.docker.com/compose/compose-file/#volumes</text:span></text:a><text:span text:style-name="T178">)</text:span>, on se rend compte que l’exemple d’utilisation de volumes nommé<text:span text:style-name="T179">s</text:span> n’apparaît p<text:span text:style-name="T179">as</text:span> pour « docker stack ».</text:p>
      <text:p text:style-name="P96"/>
      <text:p text:style-name="P92">A l’exception de la partie sur le stockage des données, l’intérêt de cette étape pratique est de nous confirmer la quasi similitude entre « docker stack » pour les cluster et « docker compose » pour les hôte simple, <text:span text:style-name="T181">qui permettent tous les deux d’orchestrer et de mettre à l’échelle un pile de services grâce à un fichier « yml »</text:span>. <text:span text:style-name="T177">Malheureusement les nuances ne sont relevées nulle part. </text:span></text:p>
      <text:p text:style-name="P92"/>
      <text:list xml:id="list170540651307114" text:continue-numbering="true" text:style-name="L2">
        <text:list-item>
          <text:p text:style-name="P98"><text:span text:style-name="T25">GÉRER SES MACHINES DOCKER SUR LE CLOU</text:span><text:span text:style-name="T26">D</text:span></text:p>
          <text:p text:style-name="P98"><text:span text:style-name="T26"/></text:p>
          <text:list>
            <text:list-item>
              <text:p text:style-name="P45"><text:soft-page-break/><text:span text:style-name="T157">Prise en main (Partie </text:span>6<text:span text:style-name="T157">) : </text:span>Déployer une application distribuée sur le cloud</text:p>
              <text:p text:style-name="P122">(<text:a xlink:type="simple" xlink:href="https://docs.docker.com/get-started/part6/" text:style-name="Internet_20_link" text:visited-style-name="Visited_20_Internet_20_Link">https://docs.docker.com/get-started/part6/</text:a>)</text:p>
            </text:list-item>
          </text:list>
        </text:list-item>
      </text:list>
      <text:p text:style-name="P57"/>
      <text:p text:style-name="P58"><text:span text:style-name="T182">Cette dernière étape du tutoriel de prise en main est un point d'entrée vers le déploiement de clusters Docker sur des fournisseurs de cloud, grâce à la plateforme Docker cloud.</text:span></text:p>
      <text:p text:style-name="P59"><text:span text:style-name="T182">Si on se contente de sa lecture, sans rentrer dans la réalisation, on comprend simplement que la plateforme va nous permettre de déployer nos clusters sur AWS, DigitalOcean ou Microsoft Azure.</text:span></text:p>
      <text:list xml:id="list170541753732830" text:continue-numbering="true" text:style-name="L2">
        <text:list-header>
          <text:p text:style-name="P99"><text:span text:style-name="T26"/></text:p>
          <text:list text:continue-numbering="true">
            <text:list-item>
              <text:p text:style-name="P46">Introduction à Docker machine</text:p>
            </text:list-item>
          </text:list>
        </text:list-header>
      </text:list>
      <text:p text:style-name="P126">(<text:a xlink:type="simple" xlink:href="https://docs.docker.com/machine/overview/" text:style-name="Internet_20_link" text:visited-style-name="Visited_20_Internet_20_Link"><text:span text:style-name="T183">https://docs.docker.com/machine/overview/</text:span></text:a>)</text:p>
      <text:p text:style-name="P93"/>
      <text:p text:style-name="P102">Cette introduction à "docker-machine" nous explique comment l'outil va nous permettre de créer et de gérer, manuellement, des machines virtuelles exécutant un environnement Docker.</text:p>
      <text:p text:style-name="P102">L'important est ici de noté que ces machines virtuelles pourront être créer et gérer à distance, aussi bien sur un réseau interne que sur le cloud.</text:p>
      <text:p text:style-name="P103">La plateforme Docker cloud n'est donc pas une obligation pour déployer des clusters Docker sur le cloud.</text:p>
      <text:list xml:id="list170540695988753" text:continue-numbering="true" text:style-name="L2">
        <text:list-header>
          <text:p text:style-name="P100"><text:span text:style-name="T26"/></text:p>
          <text:list text:continue-numbering="true">
            <text:list-item>
              <text:p text:style-name="P47">Prise en main de Docker machine</text:p>
            </text:list-item>
          </text:list>
        </text:list-header>
      </text:list>
      <text:p text:style-name="P127">(<text:a xlink:type="simple" xlink:href="https://docs.docker.com/machine/get-started/" text:style-name="Internet_20_link" text:visited-style-name="Visited_20_Internet_20_Link"><text:span text:style-name="T184">https://docs.docker.com/machine/get-started/</text:span></text:a>)</text:p>
      <text:p text:style-name="P94"/>
      <text:p text:style-name="P104">Il s'agit d'un tutoriel nous faisant manipuler l'outil "docker-machine" dans ses aspects les plus fondamentaux, grâce à la création en local, d'une machine virtuel docker. Le driver utilisé est celui de "VirtualBox". On apprend que l'on peut en utiliser d'autres.</text:p>
      <text:p text:style-name="P104">Cette prise en main nous montre les différentes commandes de "docker-machine". Celle-ci sont plus ou moins utiles.</text:p>
      <text:p text:style-name="P104"/>
      <text:p text:style-name="P104">C'est une vision plus complète que celle délivrée lors du tutoriel de prise en main sur les "clusters" <text:span text:style-name="T64">(</text:span><text:a xlink:type="simple" xlink:href="https://docs.docker.com/get-started/part4/#deploy-your-app-on-a-cluster" text:style-name="Internet_20_link" text:visited-style-name="Visited_20_Internet_20_Link"><text:span text:style-name="T75">https://docs.docker.com/get-started/part4/#deploy-your-app-on-a-cluster</text:span></text:a><text:span text:style-name="T64">)</text:span>.</text:p>
      <text:p text:style-name="P104">Il est cependant intéressant de recouper les 2 aspects, car cette documentation-ci ne fait aucunement mention du déploiement de services sur une VM <text:span text:style-name="T185">docker.</text:span></text:p>
      <text:p text:style-name="P104"/>
      <text:p text:style-name="P101"><text:span text:style-name="T26"/></text:p>
      <text:list xml:id="list170540785010147" text:continue-numbering="true" text:style-name="L2">
        <text:list-item>
          <text:list>
            <text:list-item>
              <text:p text:style-name="P48">Création d'une VM docker sur le cloud grâce à Docker machine:</text:p>
            </text:list-item>
          </text:list>
        </text:list-item>
      </text:list>
      <text:p text:style-name="P128">(<text:a xlink:type="simple" xlink:href="https://docs.docker.com/machine/get-started-cloud/" text:style-name="Internet_20_link" text:visited-style-name="Visited_20_Internet_20_Link"><text:span text:style-name="T186">https://docs.docker.com/machine/get-started-cloud/</text:span></text:a>)</text:p>
      <text:p text:style-name="P95"/>
      <text:p text:style-name="P105">Il s'agit d'un exemple concret de création d'une machine sur AWS et DigitalOcean. Une information importante est que l'on peux ajouter une machine docker à la liste des machines gérées en local par "docker-machine", même si cette instance n'a pas été créée par le process "docker-machine" local.</text:p>
      <text:p text:style-name="P104"/>
      <text:p text:style-name="P93"/>
      <text:list xml:id="list170539880103419" text:continue-numbering="true" text:style-name="L2">
        <text:list-item>
          <text:p text:style-name="P23"><text:span text:style-name="T26">C</text:span><text:span text:style-name="T25">ONCLUSION</text:span></text:p>
        </text:list-item>
      </text:list>
      <text:p text:style-name="P24"><text:span text:style-name="T25"/></text:p>
      <text:p text:style-name="P106">Il est plus difficile de trouver de la documentation bien faite sur le fonctionnement des conteneurs que sur Docker.</text:p>
      <text:p text:style-name="P106"/>
      <text:p text:style-name="P106"><text:soft-page-break/>La documentation Docker est tout à fait complète et la présente bibliographie, se limite à une petite partie de ce qu’elle couvre. La prise en main pour démarrer est particulièrement engageante car elle introduit tout les concepts principaux rapidement.</text:p>
      <text:p text:style-name="P106"/>
      <text:p text:style-name="P106">Le fil d’Ariane n’est pas toujours évidant si l’on veux approfondir un sujet mais l’outil de navigation <text:s/>est facile d’utilisation et l’on trouve rapidement les informations recherchées. </text:p>
      <text:p text:style-name="P106">Il n’y a, pour démarrer, pas de raison de chercher d’autre sources de documentation que la documentation officielle. La seule difficulté est la quantité des informations à intégrées et le temps que cela prend de le faire.</text:p>
      <text:p text:style-name="P25"><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4T17:05:39.613715376</dc:date>
    <meta:editing-duration>P7DT11H24M40S</meta:editing-duration>
    <meta:editing-cycles>290</meta:editing-cycles>
    <meta:generator>LibreOffice/5.1.6.2$Linux_X86_64 LibreOffice_project/10m0$Build-2</meta:generator>
    <meta:document-statistic meta:table-count="0" meta:image-count="0" meta:object-count="0" meta:page-count="13" meta:paragraph-count="218" meta:word-count="4771" meta:character-count="31793" meta:non-whitespace-character-count="27230"/>
  </office:meta>
</office:document-meta>
</file>